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4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Thumbnails/thumbnail.png" manifest:media-type="image/png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c8e0" officeooo:paragraph-rsid="0016c8e0"/>
    </style:style>
    <style:style style:name="P2" style:family="paragraph" style:parent-style-name="Standard">
      <style:text-properties officeooo:rsid="0016c8e0" officeooo:paragraph-rsid="00280bc7"/>
    </style:style>
    <style:style style:name="P3" style:family="paragraph" style:parent-style-name="Standard">
      <style:text-properties officeooo:rsid="0017f2c8" officeooo:paragraph-rsid="0017f2c8"/>
    </style:style>
    <style:style style:name="P4" style:family="paragraph" style:parent-style-name="Standard">
      <style:text-properties officeooo:rsid="0019eb45" officeooo:paragraph-rsid="0019eb45"/>
    </style:style>
    <style:style style:name="P5" style:family="paragraph" style:parent-style-name="Standard">
      <style:text-properties officeooo:rsid="001a576f" officeooo:paragraph-rsid="001a576f"/>
    </style:style>
    <style:style style:name="P6" style:family="paragraph" style:parent-style-name="Standard">
      <style:text-properties officeooo:rsid="001b7f85" officeooo:paragraph-rsid="001a576f"/>
    </style:style>
    <style:style style:name="P7" style:family="paragraph" style:parent-style-name="Standard">
      <style:text-properties officeooo:rsid="001b7f85" officeooo:paragraph-rsid="001b7f85"/>
    </style:style>
    <style:style style:name="P8" style:family="paragraph" style:parent-style-name="Standard">
      <style:text-properties officeooo:rsid="001bc8e7" officeooo:paragraph-rsid="001bc8e7"/>
    </style:style>
    <style:style style:name="P9" style:family="paragraph" style:parent-style-name="Standard">
      <style:text-properties officeooo:rsid="00202229" officeooo:paragraph-rsid="00202229"/>
    </style:style>
    <style:style style:name="P10" style:family="paragraph" style:parent-style-name="Standard">
      <style:text-properties officeooo:rsid="0023d95a" officeooo:paragraph-rsid="0023d95a"/>
    </style:style>
    <style:style style:name="P11" style:family="paragraph" style:parent-style-name="Standard">
      <style:text-properties style:text-position="0% 100%" officeooo:rsid="002199b2" officeooo:paragraph-rsid="00202229"/>
    </style:style>
    <style:style style:name="P12" style:family="paragraph" style:parent-style-name="Standard">
      <style:text-properties officeooo:rsid="0026af7d" officeooo:paragraph-rsid="0026af7d"/>
    </style:style>
    <style:style style:name="P13" style:family="paragraph" style:parent-style-name="Standard">
      <style:text-properties officeooo:rsid="0026af7d" officeooo:paragraph-rsid="002965e7"/>
    </style:style>
    <style:style style:name="P14" style:family="paragraph" style:parent-style-name="Standard">
      <style:text-properties officeooo:rsid="0029c878" officeooo:paragraph-rsid="0029c878"/>
    </style:style>
    <style:style style:name="P15" style:family="paragraph" style:parent-style-name="Standard">
      <style:text-properties officeooo:rsid="002cce90" officeooo:paragraph-rsid="002cce90"/>
    </style:style>
    <style:style style:name="P16" style:family="paragraph" style:parent-style-name="Standard">
      <style:text-properties officeooo:rsid="003069a5" officeooo:paragraph-rsid="003069a5"/>
    </style:style>
    <style:style style:name="P17" style:family="paragraph" style:parent-style-name="Standard">
      <style:text-properties officeooo:rsid="0030c2fa" officeooo:paragraph-rsid="0030c2fa"/>
    </style:style>
    <style:style style:name="P18" style:family="paragraph" style:parent-style-name="Standard">
      <style:text-properties officeooo:rsid="0030c2fa" officeooo:paragraph-rsid="0031e403"/>
    </style:style>
    <style:style style:name="P19" style:family="paragraph" style:parent-style-name="Standard">
      <style:text-properties officeooo:rsid="0031e403" officeooo:paragraph-rsid="0031e403"/>
    </style:style>
    <style:style style:name="P20" style:family="paragraph" style:parent-style-name="Standard">
      <style:text-properties officeooo:rsid="0033d2e8" officeooo:paragraph-rsid="003a5105"/>
    </style:style>
    <style:style style:name="P21" style:family="paragraph" style:parent-style-name="Standard">
      <style:text-properties officeooo:rsid="00355a94" officeooo:paragraph-rsid="003a5105"/>
    </style:style>
    <style:style style:name="P22" style:family="paragraph" style:parent-style-name="Standard">
      <style:text-properties officeooo:rsid="0037d0c3" officeooo:paragraph-rsid="003a5105"/>
    </style:style>
    <style:style style:name="P23" style:family="paragraph" style:parent-style-name="Standard">
      <style:text-properties officeooo:rsid="0038d6ac" officeooo:paragraph-rsid="003a5105"/>
    </style:style>
    <style:style style:name="P24" style:family="paragraph" style:parent-style-name="Standard">
      <style:text-properties officeooo:rsid="00391c2d" officeooo:paragraph-rsid="003a5105"/>
    </style:style>
    <style:style style:name="P25" style:family="paragraph" style:parent-style-name="Standard">
      <style:text-properties officeooo:rsid="003a5105" officeooo:paragraph-rsid="003a5105"/>
    </style:style>
    <style:style style:name="P26" style:family="paragraph" style:parent-style-name="Standard">
      <style:text-properties officeooo:rsid="003bf1f0" officeooo:paragraph-rsid="003bf1f0"/>
    </style:style>
    <style:style style:name="P27" style:family="paragraph" style:parent-style-name="Standard" style:list-style-name="L1">
      <style:text-properties officeooo:rsid="0030c2fa" officeooo:paragraph-rsid="0030c2fa"/>
    </style:style>
    <style:style style:name="P28" style:family="paragraph" style:parent-style-name="Standard" style:list-style-name="L1">
      <style:text-properties officeooo:rsid="0030c2fa" officeooo:paragraph-rsid="0031e403"/>
    </style:style>
    <style:style style:name="P29" style:family="paragraph" style:parent-style-name="Standard">
      <style:text-properties style:text-position="0% 100%" officeooo:rsid="003a5105" officeooo:paragraph-rsid="0031e403"/>
    </style:style>
    <style:style style:name="P30" style:family="paragraph" style:parent-style-name="Standard">
      <style:text-properties style:text-position="0% 100%" officeooo:rsid="003a5105" officeooo:paragraph-rsid="003a5105"/>
    </style:style>
    <style:style style:name="P31" style:family="paragraph" style:parent-style-name="Standard">
      <style:text-properties style:text-position="0% 100%" officeooo:rsid="0038d6ac" officeooo:paragraph-rsid="003a5105"/>
    </style:style>
    <style:style style:name="P32" style:family="paragraph" style:parent-style-name="Standard">
      <style:text-properties style:text-position="0% 100%" fo:font-weight="bold" officeooo:rsid="0038d6ac" officeooo:paragraph-rsid="003a5105" style:font-weight-asian="bold" style:font-weight-complex="bold"/>
    </style:style>
    <style:style style:name="P33" style:family="paragraph" style:parent-style-name="Standard">
      <style:text-properties style:text-position="0% 100%" fo:font-weight="bold" officeooo:rsid="00391c2d" officeooo:paragraph-rsid="003a5105" style:font-weight-asian="bold" style:font-weight-complex="bold"/>
    </style:style>
    <style:style style:name="P34" style:family="paragraph" style:parent-style-name="Standard">
      <style:text-properties style:text-position="0% 100%" officeooo:rsid="003bf1f0" officeooo:paragraph-rsid="003a5105"/>
    </style:style>
    <style:style style:name="P35" style:family="paragraph" style:parent-style-name="Standard">
      <style:text-properties officeooo:rsid="0016c8e0" officeooo:paragraph-rsid="001fe456"/>
    </style:style>
    <style:style style:name="P36" style:family="paragraph" style:parent-style-name="Standard">
      <style:text-properties officeooo:rsid="0016c8e0" officeooo:paragraph-rsid="0016c8e0"/>
    </style:style>
    <style:style style:name="P37" style:family="paragraph" style:parent-style-name="Standard">
      <style:text-properties officeooo:rsid="001b7f85" officeooo:paragraph-rsid="001b7f85"/>
    </style:style>
    <style:style style:name="P38" style:family="paragraph" style:parent-style-name="Standard">
      <style:text-properties officeooo:rsid="0044db9d" officeooo:paragraph-rsid="0044db9d"/>
    </style:style>
    <style:style style:name="P39" style:family="paragraph" style:parent-style-name="Standard">
      <style:text-properties officeooo:rsid="002cce90" officeooo:paragraph-rsid="0049f271"/>
    </style:style>
    <style:style style:name="P40" style:family="paragraph" style:parent-style-name="Standard" style:list-style-name="L2">
      <style:text-properties officeooo:rsid="002cce90" officeooo:paragraph-rsid="002cce90"/>
    </style:style>
    <style:style style:name="P41" style:family="paragraph" style:parent-style-name="Standard" style:list-style-name="L2">
      <style:text-properties officeooo:rsid="002cce90" officeooo:paragraph-rsid="0049f271"/>
    </style:style>
    <style:style style:name="P42" style:family="paragraph" style:parent-style-name="Standard">
      <style:text-properties officeooo:paragraph-rsid="0049f271"/>
    </style:style>
    <style:style style:name="P43" style:family="paragraph" style:parent-style-name="Standard">
      <style:text-properties officeooo:rsid="00355a94" officeooo:paragraph-rsid="003a5105"/>
    </style:style>
    <style:style style:name="P44" style:family="paragraph" style:parent-style-name="Standard">
      <style:text-properties officeooo:rsid="004aa95e" officeooo:paragraph-rsid="003a5105"/>
    </style:style>
    <style:style style:name="P45" style:family="paragraph" style:parent-style-name="Standard">
      <style:text-properties officeooo:rsid="004aa95e" officeooo:paragraph-rsid="004aa95e"/>
    </style:style>
    <style:style style:name="P46" style:family="paragraph" style:parent-style-name="Standard">
      <style:text-properties officeooo:rsid="0037d0c3" officeooo:paragraph-rsid="003a5105"/>
    </style:style>
    <style:style style:name="P47" style:family="paragraph" style:parent-style-name="Standard">
      <style:text-properties officeooo:rsid="004c005d" officeooo:paragraph-rsid="004c005d"/>
    </style:style>
    <style:style style:name="T1" style:family="text">
      <style:text-properties officeooo:rsid="0019eb45"/>
    </style:style>
    <style:style style:name="T2" style:family="text">
      <style:text-properties officeooo:rsid="001a576f"/>
    </style:style>
    <style:style style:name="T3" style:family="text">
      <style:text-properties officeooo:rsid="001b7f85"/>
    </style:style>
    <style:style style:name="T4" style:family="text">
      <style:text-properties officeooo:rsid="001d4fe4"/>
    </style:style>
    <style:style style:name="T5" style:family="text">
      <style:text-properties officeooo:rsid="001fe456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2199b2"/>
    </style:style>
    <style:style style:name="T8" style:family="text">
      <style:text-properties style:text-position="sub 58%" officeooo:rsid="0038d6ac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199b2"/>
    </style:style>
    <style:style style:name="T11" style:family="text">
      <style:text-properties style:text-position="0% 100%" officeooo:rsid="0038d6ac"/>
    </style:style>
    <style:style style:name="T12" style:family="text">
      <style:text-properties style:text-position="0% 100%" officeooo:rsid="00391c2d"/>
    </style:style>
    <style:style style:name="T13" style:family="text">
      <style:text-properties style:text-position="0% 100%" officeooo:rsid="0037d0c3"/>
    </style:style>
    <style:style style:name="T14" style:family="text">
      <style:text-properties style:text-position="0% 100%" officeooo:rsid="0039b2f0"/>
    </style:style>
    <style:style style:name="T15" style:family="text">
      <style:text-properties style:text-position="0% 100%" officeooo:rsid="003a5105"/>
    </style:style>
    <style:style style:name="T16" style:family="text">
      <style:text-properties style:text-position="0% 100%" officeooo:rsid="003bf1f0"/>
    </style:style>
    <style:style style:name="T17" style:family="text">
      <style:text-properties style:text-position="0% 100%" style:text-underline-style="solid" style:text-underline-width="auto" style:text-underline-color="font-color" officeooo:rsid="003de5f3"/>
    </style:style>
    <style:style style:name="T18" style:family="text">
      <style:text-properties style:text-position="0% 100%" style:text-underline-style="solid" style:text-underline-width="auto" style:text-underline-color="font-color" officeooo:rsid="0042a3c4"/>
    </style:style>
    <style:style style:name="T19" style:family="text">
      <style:text-properties style:text-position="0% 100%" officeooo:rsid="0040a530"/>
    </style:style>
    <style:style style:name="T20" style:family="text">
      <style:text-properties style:text-position="0% 100%" officeooo:rsid="004c005d"/>
    </style:style>
    <style:style style:name="T21" style:family="text">
      <style:text-properties officeooo:rsid="00280bc7"/>
    </style:style>
    <style:style style:name="T22" style:family="text">
      <style:text-properties officeooo:rsid="002965e7"/>
    </style:style>
    <style:style style:name="T23" style:family="text">
      <style:text-properties officeooo:rsid="002a205e"/>
    </style:style>
    <style:style style:name="T24" style:family="text">
      <style:text-properties officeooo:rsid="002cce90"/>
    </style:style>
    <style:style style:name="T25" style:family="text">
      <style:text-properties officeooo:rsid="003069a5"/>
    </style:style>
    <style:style style:name="T26" style:family="text">
      <style:text-properties officeooo:rsid="0031e403"/>
    </style:style>
    <style:style style:name="T27" style:family="text">
      <style:text-properties officeooo:rsid="0036332a"/>
    </style:style>
    <style:style style:name="T28" style:family="text">
      <style:text-properties officeooo:rsid="0038d6ac"/>
    </style:style>
    <style:style style:name="T29" style:family="text">
      <style:text-properties officeooo:rsid="0039b2f0"/>
    </style:style>
    <style:style style:name="T30" style:family="text">
      <style:text-properties officeooo:rsid="003a5105"/>
    </style:style>
    <style:style style:name="T31" style:family="text">
      <style:text-properties officeooo:rsid="0042a3c4"/>
    </style:style>
    <style:style style:name="T32" style:family="text">
      <style:text-properties officeooo:rsid="0042c49d"/>
    </style:style>
    <style:style style:name="T33" style:family="text">
      <style:text-properties officeooo:rsid="001bc8e7"/>
    </style:style>
    <style:style style:name="T34" style:family="text">
      <style:text-properties officeooo:rsid="00453063"/>
    </style:style>
    <style:style style:name="T35" style:family="text">
      <style:text-properties officeooo:rsid="0045ad8e"/>
    </style:style>
    <style:style style:name="T36" style:family="text">
      <style:text-properties officeooo:rsid="0047017b"/>
    </style:style>
    <style:style style:name="T37" style:family="text">
      <style:text-properties officeooo:rsid="0049db99"/>
    </style:style>
    <style:style style:name="T38" style:family="text">
      <style:text-properties officeooo:rsid="0049f271"/>
    </style:style>
    <style:style style:name="T39" style:family="text">
      <style:text-properties officeooo:rsid="004aa95e"/>
    </style:style>
    <style:style style:name="T40" style:family="text">
      <style:text-properties officeooo:rsid="004c005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ypto Assignment 2</text:p>
      <text:p text:style-name="P1"/>
      <text:p text:style-name="P1">1. Suppose<draw:frame draw:style-name="fr1" draw:name="Object1" text:anchor-type="as-char" svg:y="-0.172in" svg:width="1.2598in" svg:height="0.2173in" draw:z-index="0"><draw:object xlink:href="./Object 1" xlink:type="simple" xlink:show="embed" xlink:actuate="onLoad"/><draw:image xlink:href="./ObjectReplacements/Object 1" xlink:type="simple" xlink:show="embed" xlink:actuate="onLoad"/></draw:frame>is a PRG that is also an injection. Define G to be a deterministic polynomial-time algorithm such that for any n and any input <draw:frame draw:style-name="fr1" draw:name="Object2" text:anchor-type="as-char" svg:y="-0.172in" svg:width="0.6618in" svg:height="0.2173in" draw:z-index="1"><draw:object xlink:href="./Object 2" xlink:type="simple" xlink:show="embed" xlink:actuate="onLoad"/><draw:image xlink:href="./ObjectReplacements/Object 2" xlink:type="simple" xlink:show="embed" xlink:actuate="onLoad"/></draw:frame>, the output G(s) is F(s)||s.</text:p>
      <text:p text:style-name="P1"/>
      <text:p text:style-name="P3">Find a distinguisher such that for any negligible function negl <draw:frame draw:style-name="fr1" draw:name="Object3" text:anchor-type="as-char" svg:y="-0.1528in" svg:width="2.9535in" svg:height="0.2008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>is </text:span><text:span text:style-name="T4">false</text:span><text:span text:style-name="T1">.</text:span></text:p>
      <text:p text:style-name="P3"/>
      <text:p text:style-name="P4">Let D be a distinguisher <text:span text:style-name="T2">as follows:</text:span></text:p>
      <text:p text:style-name="P5">For any input X to D, let Y be the last n digits of X and Z be the first 2n digits of X. D outputs 1 if and only if <draw:frame draw:style-name="fr1" draw:name="Object4" text:anchor-type="as-char" svg:y="-0.172in" svg:width="1.0339in" svg:height="0.2193in" draw:z-index="3"><draw:object xlink:href="./Object 4" xlink:type="simple" xlink:show="embed" xlink:actuate="onLoad"/><draw:image xlink:href="./ObjectReplacements/Object 4" xlink:type="simple" xlink:show="embed" xlink:actuate="onLoad"/></draw:frame>, <text:span text:style-name="T3">that is, if F(Y)=Z. </text:span></text:p>
      <text:p text:style-name="P5"/>
      <text:p text:style-name="P7">For any input string s, since F is an injective function, by definition F(s) = F(s). Since the output of G(s) is F(s)||s, we can say <draw:frame draw:style-name="fr1" draw:name="Object7" text:anchor-type="as-char" svg:y="-0.152in" svg:width="1.0429in" svg:height="0.2in" draw:z-index="4"><draw:object xlink:href="./Object 7" xlink:type="simple" xlink:show="embed" xlink:actuate="onLoad"/><draw:image xlink:href="./ObjectReplacements/Object 7" xlink:type="simple" xlink:show="embed" xlink:actuate="onLoad"/></draw:frame>and <draw:frame draw:style-name="fr1" draw:name="Object8" text:anchor-type="as-char" svg:y="-0.152in" svg:width="0.6953in" svg:height="0.2in" draw:z-index="5"><draw:object xlink:href="./Object 8" xlink:type="simple" xlink:show="embed" xlink:actuate="onLoad"/><draw:image xlink:href="./ObjectReplacements/Object 8" xlink:type="simple" xlink:show="embed" xlink:actuate="onLoad"/></draw:frame>, and so D outputs 1 for all input strings s. Therefore <draw:frame draw:style-name="fr1" draw:name="Object5" text:anchor-type="as-char" svg:y="-0.152in" svg:width="1.4327in" svg:height="0.2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"/>
      <text:p text:style-name="P38">Since F is a PRG, when <text:span text:style-name="T33">the input to D is a </text:span>randomly and <text:span text:style-name="T33">uniform</text:span><text:span text:style-name="T32">ly selected </text:span><text:span text:style-name="T33">string </text:span><text:span text:style-name="T33"><draw:frame draw:style-name="fr1" draw:name="Object63" text:anchor-type="as-char" svg:y="-0.1484in" svg:width="0.6181in" svg:height="0.1839in" draw:z-index="10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3">, </text:span>F(Y) will be indistinguishable from a randomly selected string from <draw:frame draw:style-name="fr2" draw:name="Object65" text:anchor-type="as-char" svg:y="-0.172in" svg:width="0.5165in" svg:height="0.2173in" draw:z-index="106"><draw:object xlink:href="./Object 65" xlink:type="simple" xlink:show="embed" xlink:actuate="onLoad"/><draw:image xlink:href="./ObjectReplacements/Object 65" xlink:type="simple" xlink:show="embed" xlink:actuate="onLoad"/></draw:frame>, <text:span text:style-name="T34">and so</text:span> <text:span text:style-name="T33"><draw:frame draw:style-name="fr2" draw:name="Object64" text:anchor-type="as-char" svg:y="-0.2437in" svg:width="2.6661in" svg:height="0.4165in" draw:z-index="105"><draw:object xlink:href="./Object 64" xlink:type="simple" xlink:show="embed" xlink:actuate="onLoad"/><draw:image xlink:href="./ObjectReplacements/Object 64" xlink:type="simple" xlink:show="embed" xlink:actuate="onLoad"/></draw:frame></text:span><text:span text:style-name="T33"><text:s/></text:span><text:span text:style-name="T35">since for each ith of 2n digits there is a </text:span><text:span text:style-name="T35"><draw:frame draw:style-name="fr2" draw:name="Object66" text:anchor-type="as-char" svg:y="-0.2437in" svg:width="0.1957in" svg:height="0.3929in" draw:z-index="107"><draw:object xlink:href="./Object 66" xlink:type="simple" xlink:show="embed" xlink:actuate="onLoad"/><draw:image xlink:href="./ObjectReplacements/Object 66" xlink:type="simple" xlink:show="embed" xlink:actuate="onLoad"/></draw:frame></text:span><text:span text:style-name="T35">probability that the ith digit of F(Y) equals the ith digit of Y.</text:span></text:p>
      <text:p text:style-name="P8"/>
      <text:p text:style-name="P8">We can then say that <draw:frame draw:style-name="fr1" draw:name="Object12" text:anchor-type="as-char" svg:y="-0.2437in" svg:width="2.8264in" svg:height="0.4165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4">and so </text:span><text:span text:style-name="T4"><draw:frame draw:style-name="fr1" draw:name="Object13" text:anchor-type="as-char" svg:y="-0.1528in" svg:width="2.9535in" svg:height="0.200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s/></text:span><text:span text:style-name="T36">is </text:span><text:span text:style-name="T4">false. Therefore G is not a PRG.</text:span></text:p>
      <text:p text:style-name="P6"/>
      <text:p text:style-name="P1"/>
      <text:p text:style-name="P1">2.</text:p>
      <text:p text:style-name="P1"/>
      <text:p text:style-name="P1"><text:span text:style-name="T5">Prove that</text:span><draw:frame draw:style-name="fr1" draw:name="Object6" text:anchor-type="as-char" svg:y="-0.178in" svg:width="3.189in" svg:height="0.2256in" draw:z-index="8"><draw:object xlink:href="./Object 6" xlink:type="simple" xlink:show="embed" xlink:actuate="onLoad"/><draw:image xlink:href="./ObjectReplacements/Object 6" xlink:type="simple" xlink:show="embed" xlink:actuate="onLoad"/></draw:frame><text:span text:style-name="T5">does not hold.</text:span></text:p>
      <text:p text:style-name="P1"/>
      <text:p text:style-name="P9">For all messages x, let <draw:frame draw:style-name="fr1" draw:name="Object16" text:anchor-type="as-char" svg:y="-0.152in" svg:width="0.9118in" svg:height="0.2134in" draw:z-index="9"><draw:object xlink:href="./Object 16" xlink:type="simple" xlink:show="embed" xlink:actuate="onLoad"/><draw:image xlink:href="./ObjectReplacements/Object 16" xlink:type="simple" xlink:show="embed" xlink:actuate="onLoad"/></draw:frame>. Pick any <draw:frame draw:style-name="fr1" draw:name="Object17" text:anchor-type="as-char" svg:y="-0.172in" svg:width="0.8626in" svg:height="0.2327in" draw:z-index="10"><draw:object xlink:href="./Object 17" xlink:type="simple" xlink:show="embed" xlink:actuate="onLoad"/><draw:image xlink:href="./ObjectReplacements/Object 17" xlink:type="simple" xlink:show="embed" xlink:actuate="onLoad"/></draw:frame>. Obtain <draw:frame draw:style-name="fr1" draw:name="Object18" text:anchor-type="as-char" svg:y="-0.152in" svg:width="1.0118in" svg:height="0.2134in" draw:z-index="12"><draw:object xlink:href="./Object 18" xlink:type="simple" xlink:show="embed" xlink:actuate="onLoad"/><draw:image xlink:href="./ObjectReplacements/Object 18" xlink:type="simple" xlink:show="embed" xlink:actuate="onLoad"/></draw:frame>. Let D be a distinguisher that takes a message Z of length 3n, and outputs 1 iff <draw:frame draw:style-name="fr1" draw:name="Object19" text:anchor-type="as-char" svg:y="-0.152in" svg:width="0.948in" svg:height="0.2in" draw:z-index="13"><draw:object xlink:href="./Object 19" xlink:type="simple" xlink:show="embed" xlink:actuate="onLoad"/><draw:image xlink:href="./ObjectReplacements/Object 19" xlink:type="simple" xlink:show="embed" xlink:actuate="onLoad"/></draw:frame>where A is the first n bits of Z and B is the next n bits of Z. </text:p>
      <text:p text:style-name="P9"/>
      <text:p text:style-name="P9">By definition, for any input x, <text:s/>G<text:span text:style-name="T6">k</text:span><text:span text:style-name="T9">(x)[0:n] = NOT(G</text:span><text:span text:style-name="T6">k</text:span><text:span text:style-name="T9">(x)[n+1:2n]). Therefore </text:span><text:span text:style-name="T9"><draw:frame draw:style-name="fr1" draw:name="Object21" text:anchor-type="as-char" svg:y="-0.1772in" svg:width="1.45in" svg:height="0.2252in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0">is true.</text:span></text:p>
      <text:p text:style-name="P11"/>
      <text:p text:style-name="P9"><text:span text:style-name="T10">On the other hand, since f is uniformly chosen from Func</text:span><text:span text:style-name="T7">n</text:span><text:span text:style-name="T10">, f(x</text:span><text:span text:style-name="T7">1</text:span><text:span text:style-name="T10">) is a uniformly chosen random string of length 3n. Therefore </text:span><text:span text:style-name="T9"><draw:frame draw:style-name="fr1" draw:name="Object20" text:anchor-type="as-char" svg:y="-0.2437in" svg:width="1.5417in" svg:height="0.4165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9">. </text:span><text:span text:style-name="T10">Then </text:span><text:span text:style-name="T10"><draw:frame draw:style-name="fr1" draw:name="Object22" text:anchor-type="as-char" svg:y="-0.2437in" svg:width="3.7555in" svg:height="0.4165in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">and G</text:span><text:span text:style-name="T7">k</text:span><text:span text:style-name="T10">(x) is not a PFF.</text:span></text:p>
      <text:p text:style-name="P1"/>
      <text:p text:style-name="P35"/>
      <text:p text:style-name="P1">3.</text:p>
      <text:p text:style-name="P1"/>
      <text:p text:style-name="P10">Show that the scheme is not EAV-Secure.</text:p>
      <text:p text:style-name="P10"/>
      <text:p text:style-name="P13">Let <draw:frame draw:style-name="fr1" draw:name="Object14" text:anchor-type="as-char" svg:y="-0.1484in" svg:width="0.5654in" svg:height="0.2091in" draw:z-index="17"><draw:object xlink:href="./Object 14" xlink:type="simple" xlink:show="embed" xlink:actuate="onLoad"/><draw:image xlink:href="./ObjectReplacements/Object 14" xlink:type="simple" xlink:show="embed" xlink:actuate="onLoad"/></draw:frame>and <draw:frame draw:style-name="fr1" draw:name="Object15" text:anchor-type="as-char" svg:y="-0.1484in" svg:width="0.5602in" svg:height="0.2091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. In the adversarial indistinguishability experiment, the experiment uniformly selects <draw:frame draw:style-name="fr1" draw:name="Object23" text:anchor-type="as-char" svg:y="-0.1484in" svg:width="0.639in" svg:height="0.1937in" draw:z-index="19"><draw:object xlink:href="./Object 23" xlink:type="simple" xlink:show="embed" xlink:actuate="onLoad"/><draw:image xlink:href="./ObjectReplacements/Object 23" xlink:type="simple" xlink:show="embed" xlink:actuate="onLoad"/></draw:frame>and generates <draw:frame draw:style-name="fr1" draw:name="Object24" text:anchor-type="as-char" svg:y="-0.152in" svg:width="0.9598in" svg:height="0.2134in" draw:z-index="20"><draw:object xlink:href="./Object 24" xlink:type="simple" xlink:show="embed" xlink:actuate="onLoad"/><draw:image xlink:href="./ObjectReplacements/Object 24" xlink:type="simple" xlink:show="embed" xlink:actuate="onLoad"/></draw:frame>. Let A be an adversary that outputs 1 iff the final bit of c is 1, <text:span text:style-name="T21">that is </text:span><text:span text:style-name="T21"><draw:frame draw:style-name="fr1" draw:name="Object26" text:anchor-type="as-char" svg:y="-0.152in" svg:width="0.8598in" svg:height="0.2138in" draw:z-index="21"><draw:object xlink:href="./Object 26" xlink:type="simple" xlink:show="embed" xlink:actuate="onLoad"/><draw:image xlink:href="./ObjectReplacements/Object 26" xlink:type="simple" xlink:show="embed" xlink:actuate="onLoad"/></draw:frame></text:span><text:span text:style-name="T21">. From the definition of </text:span><text:span text:style-name="T21"><draw:frame draw:style-name="fr1" draw:name="Object27" text:anchor-type="as-char" svg:y="-0.1484in" svg:width="0.2783in" svg:height="0.1839in" draw:z-index="22"><draw:object xlink:href="./Object 27" xlink:type="simple" xlink:show="embed" xlink:actuate="onLoad"/><draw:image xlink:href="./ObjectReplacements/Object 27" xlink:type="simple" xlink:show="embed" xlink:actuate="onLoad"/></draw:frame></text:span><text:span text:style-name="T21">, </text:span><text:span text:style-name="T21"><draw:frame draw:style-name="fr2" draw:name="Object9" text:anchor-type="as-char" svg:y="-0.152in" svg:width="2.0492in" svg:height="0.2134in" draw:z-index="108"><draw:object xlink:href="./Object 10" xlink:type="simple" xlink:show="embed" xlink:actuate="onLoad"/><draw:image xlink:href="./ObjectReplacements/Object 10" xlink:type="simple" xlink:show="embed" xlink:actuate="onLoad"/></draw:frame></text:span><text:span text:style-name="T21">. Since </text:span><text:span text:style-name="T21"><draw:frame draw:style-name="fr1" draw:name="Object28" text:anchor-type="as-char" svg:y="-0.1484in" svg:width="0.6161in" svg:height="0.1839in" draw:z-index="23"><draw:object xlink:href="./Object 28" xlink:type="simple" xlink:show="embed" xlink:actuate="onLoad"/><draw:image xlink:href="./ObjectReplacements/Object 28" xlink:type="simple" xlink:show="embed" xlink:actuate="onLoad"/></draw:frame></text:span><text:span text:style-name="T21">and </text:span><text:span text:style-name="T21"><draw:frame draw:style-name="fr1" draw:name="Object29" text:anchor-type="as-char" svg:y="-0.1484in" svg:width="0.6091in" svg:height="0.1839in" draw:z-index="24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1">, </text:span><text:span text:style-name="T21"><draw:frame draw:style-name="fr1" draw:name="Object30" text:anchor-type="as-char" svg:y="-0.152in" svg:width="0.7965in" svg:height="0.2134in" draw:z-index="25"><draw:object xlink:href="./Object 30" xlink:type="simple" xlink:show="embed" xlink:actuate="onLoad"/><draw:image xlink:href="./ObjectReplacements/Object 30" xlink:type="simple" xlink:show="embed" xlink:actuate="onLoad"/></draw:frame></text:span><text:span text:style-name="T21">will end with 0 <text:s/>and </text:span><text:span text:style-name="T21"><draw:frame draw:style-name="fr1" draw:name="Object31" text:anchor-type="as-char" svg:y="-0.152in" svg:width="0.7937in" svg:height="0.2134in" draw:z-index="26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1">will end with 1. Therefore </text:span><text:span text:style-name="T22">when </text:span><text:span text:style-name="T22"><draw:frame draw:style-name="fr1" draw:name="Object32" text:anchor-type="as-char" svg:y="-0.1484in" svg:width="0.3937in" svg:height="0.1839in" draw:z-index="27"><draw:object xlink:href="./Object 32" xlink:type="simple" xlink:show="embed" xlink:actuate="onLoad"/><draw:image xlink:href="./ObjectReplacements/Object 32" xlink:type="simple" xlink:show="embed" xlink:actuate="onLoad"/></draw:frame></text:span><text:span text:style-name="T22">, </text:span><text:span text:style-name="T22"><draw:frame draw:style-name="fr1" draw:name="Object33" text:anchor-type="as-char" svg:y="-0.1484in" svg:width="0.4571in" svg:height="0.1839in" draw:z-index="28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2">and when </text:span><text:span text:style-name="T22"><draw:frame draw:style-name="fr1" draw:name="Object34" text:anchor-type="as-char" svg:y="-0.1484in" svg:width="0.3898in" svg:height="0.1839in" draw:z-index="2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2">, </text:span><text:span text:style-name="T22"><draw:frame draw:style-name="fr1" draw:name="Object35" text:anchor-type="as-char" svg:y="-0.1484in" svg:width="0.4528in" svg:height="0.1839in" draw:z-index="3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2">. The adversary is always right, so we can say that</text:span><text:span text:style-name="T21"> </text:span><text:span text:style-name="T21"><draw:frame draw:style-name="fr1" draw:name="Object25" text:anchor-type="as-char" svg:y="-0.2437in" svg:width="2.6898in" svg:height="0.4028in" draw:z-index="31"><draw:object xlink:href="./Object 25" xlink:type="simple" xlink:show="embed" xlink:actuate="onLoad"/><draw:image xlink:href="./ObjectReplacements/Object 25" xlink:type="simple" xlink:show="embed" xlink:actuate="onLoad"/></draw:frame></text:span><text:span text:style-name="T22">and so </text:span><text:span text:style-name="T22"><draw:frame draw:style-name="fr1" draw:name="Object36" text:anchor-type="as-char" svg:y="-0.1484in" svg:width="0.2783in" svg:height="0.1839in" draw:z-index="3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2">is not EAV-secure.</text:span></text:p>
      <text:p text:style-name="P12"/>
      <text:p text:style-name="P2"/>
      <text:p text:style-name="P1">4.</text:p>
      <text:p text:style-name="P15">Prove <draw:frame draw:style-name="fr1" draw:name="Object40" text:anchor-type="as-char" svg:y="-0.1528in" svg:width="3.0161in" svg:height="0.2008in" draw:z-index="36"><draw:object xlink:href="./Object 40" xlink:type="simple" xlink:show="embed" xlink:actuate="onLoad"/><draw:image xlink:href="./ObjectReplacements/Object 40" xlink:type="simple" xlink:show="embed" xlink:actuate="onLoad"/><svg:desc>formula</svg:desc></draw:frame>(1) <text:span text:style-name="T23">for any PPT algorithm D.</text:span></text:p>
      <text:p text:style-name="P15"/>
      <text:p text:style-name="P14"><text:span text:style-name="T23">Since </text:span>G is a PRG with expansion factor <text:span text:style-name="T23">l(n) for all </text:span><text:span text:style-name="T23"><draw:frame draw:style-name="fr1" draw:name="Object37" text:anchor-type="as-char" svg:y="-0.172in" svg:width="0.4689in" svg:height="0.2075in" draw:z-index="33"><draw:object xlink:href="./Object 37" xlink:type="simple" xlink:show="embed" xlink:actuate="onLoad"/><draw:image xlink:href="./ObjectReplacements/Object 37" xlink:type="simple" xlink:show="embed" xlink:actuate="onLoad"/></draw:frame></text:span><text:span text:style-name="T23">, we can say that </text:span><text:span text:style-name="T23"><draw:frame draw:style-name="fr1" draw:name="Object38" text:anchor-type="as-char" svg:y="-0.1528in" svg:width="2.9535in" svg:height="0.2008in" draw:z-index="34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4">(2) </text:span><text:span text:style-name="T23">for any PPT algorithm D.</text:span></text:p>
      <text:p text:style-name="P14"/>
      <text:p text:style-name="P39">For any PPT distinguisher D, let D’ be an algorithm defined as <draw:frame draw:style-name="fr1" draw:name="Object39" text:anchor-type="as-char" svg:y="-0.152in" svg:width="1.4547in" svg:height="0.2in" draw:z-index="35"><draw:object xlink:href="./Object 39" xlink:type="simple" xlink:show="embed" xlink:actuate="onLoad"/><draw:image xlink:href="./ObjectReplacements/Object 39" xlink:type="simple" xlink:show="embed" xlink:actuate="onLoad"/></draw:frame>for all s where |s| &gt; 0. That is, D’ produces the output that D(s) would, if D had been run on an input of NOT(s). Since (2) holds for any distinguisher <text:span text:style-name="T37">including any D’</text:span>, <text:span text:style-name="T38">the following sequence holds:</text:span></text:p>
      <text:list xml:id="list1042673650" text:style-name="L2">
        <text:list-item>
          <text:p text:style-name="P41"><draw:frame draw:style-name="fr1" draw:name="Object41" text:anchor-type="as-char" svg:y="-0.1528in" svg:width="3.2228in" svg:height="0.2008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text:tab/><text:tab/><text:tab/></text:p>
        </text:list-item>
        <text:list-item>
          <text:p text:style-name="P40"><draw:frame draw:style-name="fr1" draw:name="Object42" text:anchor-type="as-char" svg:y="-0.1528in" svg:width="3.6535in" svg:height="0.2008in" draw:z-index="37"><draw:object xlink:href="./Object 42" xlink:type="simple" xlink:show="embed" xlink:actuate="onLoad"/><draw:image xlink:href="./ObjectReplacements/Object 42" xlink:type="simple" xlink:show="embed" xlink:actuate="onLoad"/><svg:desc>formula</svg:desc></draw:frame><text:tab/><text:span text:style-name="T38">Since </text:span><text:span text:style-name="T38"><draw:frame draw:style-name="fr2" draw:name="Object10" text:anchor-type="as-char" svg:y="-0.152in" svg:width="1.3701in" svg:height="0.2in" draw:z-index="109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  <text:list-item>
          <text:p text:style-name="P40"><draw:frame draw:style-name="fr1" draw:name="Object43" text:anchor-type="as-char" svg:y="-0.1528in" svg:width="3.0791in" svg:height="0.2008in" draw:z-index="3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39">(3)</text:span><text:tab/><text:tab/><text:span text:style-name="T38">Since </text:span><text:span text:style-name="T38"><draw:frame draw:style-name="fr1" draw:name="Object11" text:anchor-type="as-char" svg:y="-0.152in" svg:width="1.4547in" svg:height="0.2in" draw:z-index="11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</text:list-item>
      </text:list>
      <text:p text:style-name="Standard"/>
      <text:p text:style-name="P42"><text:span text:style-name="T38">Further, </text:span><draw:frame draw:style-name="fr1" draw:name="Object44" text:anchor-type="as-char" svg:y="-0.152in" svg:width="2.5181in" svg:height="0.2in" draw:z-index="43"><draw:object xlink:href="./Object 44" xlink:type="simple" xlink:show="embed" xlink:actuate="onLoad"/><draw:image xlink:href="./ObjectReplacements/Object 44" xlink:type="simple" xlink:show="embed" xlink:actuate="onLoad"/></draw:frame>By the definition of D’. Since <text:span text:style-name="T38">r is uniformly and randomly selected from </text:span><text:s/><draw:frame draw:style-name="fr1" draw:name="Object45" text:anchor-type="as-char" svg:y="-0.1744in" svg:width="0.5689in" svg:height="0.2193in" draw:z-index="44"><draw:object xlink:href="./Object 45" xlink:type="simple" xlink:show="embed" xlink:actuate="onLoad"/><draw:image xlink:href="./ObjectReplacements/Object 45" xlink:type="simple" xlink:show="embed" xlink:actuate="onLoad"/></draw:frame>, <draw:frame draw:style-name="fr2" draw:name="Object46" text:anchor-type="as-char" svg:y="-0.152in" svg:width="2.4547in" svg:height="0.2in" draw:z-index="111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>Plugging these in <text:span text:style-name="T39">to equation (3)</text:span>, we arrive at the original formula, which was assumed to be true at the start. I.E. <draw:frame draw:style-name="fr1" draw:name="Object48" text:anchor-type="as-char" svg:y="-0.1528in" svg:width="2.9535in" svg:height="0.2008in" draw:z-index="40"><draw:object xlink:href="./Object 48" xlink:type="simple" xlink:show="embed" xlink:actuate="onLoad"/><draw:image xlink:href="./ObjectReplacements/Object 48" xlink:type="simple" xlink:show="embed" xlink:actuate="onLoad"/><svg:desc>formula</svg:desc></draw:frame>is equivalent to <draw:frame draw:style-name="fr1" draw:name="Object49" text:anchor-type="as-char" svg:y="-0.1528in" svg:width="3.0161in" svg:height="0.2008in" draw:z-index="41"><draw:object xlink:href="./Object 49" xlink:type="simple" xlink:show="embed" xlink:actuate="onLoad"/><draw:image xlink:href="./ObjectReplacements/Object 49" xlink:type="simple" xlink:show="embed" xlink:actuate="onLoad"/><svg:desc>formula</svg:desc></draw:frame><text:s/>and therefore G’(s) is a PRG for all s where |s| &gt; 0.</text:p>
      <text:p text:style-name="Standard"/>
      <text:p text:style-name="P1"/>
      <text:p text:style-name="P1">5<text:span text:style-name="T25">a</text:span>.</text:p>
      <text:p text:style-name="P1"/>
      <text:p text:style-name="P16">Show that for each <draw:frame draw:style-name="fr1" draw:name="Object51" text:anchor-type="as-char" svg:y="-0.1484in" svg:width="0.3929in" svg:height="0.1839in" draw:z-index="45"><draw:object xlink:href="./Object 51" xlink:type="simple" xlink:show="embed" xlink:actuate="onLoad"/><draw:image xlink:href="./ObjectReplacements/Object 51" xlink:type="simple" xlink:show="embed" xlink:actuate="onLoad"/></draw:frame>, <draw:frame draw:style-name="fr1" draw:name="Object50" text:anchor-type="as-char" svg:y="-0.152in" svg:width="1.3965in" svg:height="0.2134in" draw:z-index="42"><draw:object xlink:href="./Object 50" xlink:type="simple" xlink:show="embed" xlink:actuate="onLoad"/><draw:image xlink:href="./ObjectReplacements/Object 50" xlink:type="simple" xlink:show="embed" xlink:actuate="onLoad"/></draw:frame>for each <draw:frame draw:style-name="fr1" draw:name="Object52" text:anchor-type="as-char" svg:y="-0.172in" svg:width="0.711in" svg:height="0.2173in" draw:z-index="46"><draw:object xlink:href="./Object 52" xlink:type="simple" xlink:show="embed" xlink:actuate="onLoad"/><draw:image xlink:href="./ObjectReplacements/Object 52" xlink:type="simple" xlink:show="embed" xlink:actuate="onLoad"/></draw:frame>.</text:p>
      <text:p text:style-name="P16"/>
      <text:p text:style-name="P16">By definition <draw:frame draw:style-name="fr1" draw:name="Object53" text:anchor-type="as-char" svg:y="-0.152in" svg:width="2.0681in" svg:height="0.2134in" draw:z-index="47"><draw:object xlink:href="./Object 53" xlink:type="simple" xlink:show="embed" xlink:actuate="onLoad"/><draw:image xlink:href="./ObjectReplacements/Object 53" xlink:type="simple" xlink:show="embed" xlink:actuate="onLoad"/></draw:frame>and <draw:frame draw:style-name="fr1" draw:name="Object54" text:anchor-type="as-char" svg:y="-0.152in" svg:width="1.402in" svg:height="0.2134in" draw:z-index="48"><draw:object xlink:href="./Object 54" xlink:type="simple" xlink:show="embed" xlink:actuate="onLoad"/><draw:image xlink:href="./ObjectReplacements/Object 54" xlink:type="simple" xlink:show="embed" xlink:actuate="onLoad"/></draw:frame></text:p>
      <text:p text:style-name="P17">So <draw:frame draw:style-name="fr1" draw:name="Object55" text:anchor-type="as-char" svg:y="-0.152in" svg:width="3.6283in" svg:height="0.2134in" draw:z-index="4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7">Note that the XOR operation is commutative, associative, is an identity element, and is a self-inverse.</text:p>
      <text:p text:style-name="P17">Therefore</text:p>
      <text:list xml:id="list3557963888" text:style-name="L1">
        <text:list-item>
          <text:p text:style-name="P27"><draw:frame draw:style-name="fr1" draw:name="Object56" text:anchor-type="as-char" svg:y="-0.152in" svg:width="2.2862in" svg:height="0.2in" draw:z-index="50"><draw:object xlink:href="./Object 56" xlink:type="simple" xlink:show="embed" xlink:actuate="onLoad"/><draw:image xlink:href="./ObjectReplacements/Object 56" xlink:type="simple" xlink:show="embed" xlink:actuate="onLoad"/></draw:frame>By associativity</text:p>
        </text:list-item>
        <text:list-item>
          <text:p text:style-name="P27"><draw:frame draw:style-name="fr1" draw:name="Object57" text:anchor-type="as-char" svg:y="-0.1484in" svg:width="2.1654in" svg:height="0.1839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By commutativity</text:p>
        </text:list-item>
        <text:list-item>
          <text:p text:style-name="P27"><draw:frame draw:style-name="fr1" draw:name="Object58" text:anchor-type="as-char" svg:y="-0.152in" svg:width="2.4016in" svg:height="0.2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By associativity</text:p>
        </text:list-item>
        <text:list-item>
          <text:p text:style-name="P27"><draw:frame draw:style-name="fr1" draw:name="Object59" text:anchor-type="as-char" svg:y="-0.152in" svg:width="2.0138in" svg:height="0.2in" draw:z-index="53"><draw:object xlink:href="./Object 59" xlink:type="simple" xlink:show="embed" xlink:actuate="onLoad"/><draw:image xlink:href="./ObjectReplacements/Object 59" xlink:type="simple" xlink:show="embed" xlink:actuate="onLoad"/><svg:desc>formula</svg:desc></draw:frame>By self-inverse</text:p>
        </text:list-item>
        <text:list-item>
          <text:p text:style-name="P28"><draw:frame draw:style-name="fr1" draw:name="Object60" text:anchor-type="as-char" svg:y="-0.1484in" svg:width="0.9457in" svg:height="0.1839in" draw:z-index="54"><draw:object xlink:href="./Object 60" xlink:type="simple" xlink:show="embed" xlink:actuate="onLoad"/><draw:image xlink:href="./ObjectReplacements/Object 60" xlink:type="simple" xlink:show="embed" xlink:actuate="onLoad"/><svg:desc>formula</svg:desc></draw:frame>By <text:span text:style-name="T26">identity</text:span></text:p>
        </text:list-item>
      </text:list>
      <text:p text:style-name="P18"/>
      <text:p text:style-name="P19">Therefore <draw:frame draw:style-name="fr1" draw:name="Object61" text:anchor-type="as-char" svg:y="-0.152in" svg:width="1.3965in" svg:height="0.2134in" draw:z-index="5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25">for each </text:span><text:span text:style-name="T25"><draw:frame draw:style-name="fr1" draw:name="Object62" text:anchor-type="as-char" svg:y="-0.172in" svg:width="0.711in" svg:height="0.2173in" draw:z-index="56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5">.</text:span></text:p>
      <text:p text:style-name="P29"/>
      <text:p text:style-name="P30"/>
      <text:p text:style-name="P30"/>
      <text:p text:style-name="P25">5b.</text:p>
      <text:p text:style-name="P25"/>
      <text:p text:style-name="P20">Prove that the following equation does not hold: <draw:frame draw:style-name="fr1" draw:name="Object147" text:anchor-type="as-char" svg:y="-0.2437in" svg:width="2.4327in" svg:height="0.4028in" draw:z-index="57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p text:style-name="P21">Let A be an adversary <text:span text:style-name="T27">that chooses </text:span><text:span text:style-name="T27"><draw:frame draw:style-name="fr1" draw:name="Object148" text:anchor-type="as-char" svg:y="-0.172in" svg:width="0.9126in" svg:height="0.2327in" draw:z-index="58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27">and </text:span><text:span text:style-name="T27"><draw:frame draw:style-name="fr1" draw:name="Object149" text:anchor-type="as-char" svg:y="-0.172in" svg:width="0.9063in" svg:height="0.2327in" draw:z-index="59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27">. A’s strategy for guessing b is: A outputs </text:span><text:span text:style-name="T27"><draw:frame draw:style-name="fr1" draw:name="Object150" text:anchor-type="as-char" svg:y="-0.1484in" svg:width="0.4571in" svg:height="0.1839in" draw:z-index="60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27">iff </text:span><text:span text:style-name="T27"><draw:frame draw:style-name="fr1" draw:name="Object151" text:anchor-type="as-char" svg:y="-0.1484in" svg:width="0.4882in" svg:height="0.2091in" draw:z-index="61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27">contains exactly two </text:span><text:span text:style-name="T29">1</text:span><text:span text:style-name="T27"> bits</text:span><text:span text:style-name="T30"> </text:span><text:span text:style-name="T27">and otherwise outputs </text:span><text:span text:style-name="T27"><draw:frame draw:style-name="fr1" draw:name="Object152" text:anchor-type="as-char" svg:y="-0.1484in" svg:width="0.4528in" svg:height="0.1839in" draw:z-index="62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27">.</text:span></text:p>
      <text:p text:style-name="P44"/>
      <text:p text:style-name="P21"/>
      <text:p text:style-name="P22">The probability that this experiment outputs 1 is equal to the probability that b=<text:span text:style-name="T29">0</text:span> and <draw:frame draw:style-name="fr1" draw:name="Object153" text:anchor-type="as-char" svg:y="-0.1484in" svg:width="0.4882in" svg:height="0.2091in" draw:z-index="63"><draw:object xlink:href="./Object 153" xlink:type="simple" xlink:show="embed" xlink:actuate="onLoad"/><draw:image xlink:href="./ObjectReplacements/Object 153" xlink:type="simple" xlink:show="embed" xlink:actuate="onLoad"/><svg:desc>formula</svg:desc></draw:frame>contains exactly two <text:span text:style-name="T29">1</text:span> bits plus the probability that b=<text:span text:style-name="T29">1</text:span> and <draw:frame draw:style-name="fr1" draw:name="Object154" text:anchor-type="as-char" svg:y="-0.1484in" svg:width="0.4882in" svg:height="0.2091in" draw:z-index="64"><draw:object xlink:href="./Object 154" xlink:type="simple" xlink:show="embed" xlink:actuate="onLoad"/><draw:image xlink:href="./ObjectReplacements/Object 154" xlink:type="simple" xlink:show="embed" xlink:actuate="onLoad"/><svg:desc>formula</svg:desc></draw:frame>does not contains exactly two <text:span text:style-name="T29">1</text:span> bits.</text:p>
      <text:p text:style-name="P22"/>
      <text:p text:style-name="P45">This probably isn’t typical mathematical notation, but I will denote a string s containing exactly two 1 bits <text:span text:style-name="T40">as</text:span><draw:frame draw:style-name="fr2" draw:name="Object47" text:anchor-type="as-char" svg:y="-0.1484in" svg:width="0.498in" svg:height="0.1839in" draw:z-index="112"><draw:object xlink:href="./Object 47" xlink:type="simple" xlink:show="embed" xlink:actuate="onLoad"/><draw:image xlink:href="./ObjectReplacements/Object 47" xlink:type="simple" xlink:show="embed" xlink:actuate="onLoad"/><svg:desc>formula</svg:desc></draw:frame>. <text:span text:style-name="T40">And so,</text:span> <draw:frame draw:style-name="fr2" draw:name="Object67" text:anchor-type="as-char" svg:y="-0.2181in" svg:width="5.5098in" svg:height="0.3772in" draw:z-index="113"><draw:object xlink:href="./Object 67" xlink:type="simple" xlink:show="embed" xlink:actuate="onLoad"/><draw:image xlink:href="./ObjectReplacements/Object 67" xlink:type="simple" xlink:show="embed" xlink:actuate="onLoad"/></draw:frame></text:p>
      <text:p text:style-name="P22"/>
      <text:p text:style-name="P22"><text:span text:style-name="T40">Note that</text:span><draw:frame draw:style-name="fr1" draw:name="Object155" text:anchor-type="as-char" svg:y="-0.2437in" svg:width="1.7181in" svg:height="0.3929in" draw:z-index="65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22"/>
      <text:p text:style-name="P22"><text:span text:style-name="T31">From the scheme definition,</text:span><draw:frame draw:style-name="fr1" draw:name="Object156" text:anchor-type="as-char" svg:y="-0.152in" svg:width="2.2925in" svg:height="0.2134in" draw:z-index="66"><draw:object xlink:href="./Object 156" xlink:type="simple" xlink:show="embed" xlink:actuate="onLoad"/><draw:image xlink:href="./ObjectReplacements/Object 156" xlink:type="simple" xlink:show="embed" xlink:actuate="onLoad"/><svg:desc>formula</svg:desc></draw:frame>.<text:span text:style-name="T28">Note that l is chosen uniformly and randomly at encryption time, so l</text:span><text:span text:style-name="T8">0</text:span><text:span text:style-name="T11"> does not necessarily equal l</text:span><text:span text:style-name="T8">1</text:span><text:span text:style-name="T11">. As a result of the method by which l is picked, there is a </text:span><text:span text:style-name="T11"><draw:frame draw:style-name="fr1" draw:name="Object157" text:anchor-type="as-char" svg:y="-0.2437in" svg:width="0.1984in" svg:height="0.3929in" draw:z-index="67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11">chance that </text:span><text:span text:style-name="T11"><draw:frame draw:style-name="fr1" draw:name="Object158" text:anchor-type="as-char" svg:y="-0.1484in" svg:width="0.4228in" svg:height="0.2091in" draw:z-index="68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11">and a </text:span><text:span text:style-name="T11"><draw:frame draw:style-name="fr1" draw:name="Object159" text:anchor-type="as-char" svg:y="-0.2437in" svg:width="0.4217in" svg:height="0.3929in" draw:z-index="69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1">chance that </text:span><text:span text:style-name="T11"><draw:frame draw:style-name="fr1" draw:name="Object160" text:anchor-type="as-char" svg:y="-0.1484in" svg:width="0.4228in" svg:height="0.2091in" draw:z-index="70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1">.</text:span></text:p>
      <text:p text:style-name="P31"/>
      <text:p text:style-name="P23"><text:span text:style-name="T9">Where </text:span><text:span text:style-name="T9"><draw:frame draw:style-name="fr1" draw:name="Object161" text:anchor-type="as-char" svg:y="-0.1484in" svg:width="0.4228in" svg:height="0.2091in" draw:z-index="71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9">, </text:span><text:span text:style-name="T9"><draw:frame draw:style-name="fr1" draw:name="Object162" text:anchor-type="as-char" svg:y="-0.152in" svg:width="2.9165in" svg:height="0.2134in" draw:z-index="72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9">and where </text:span><text:span text:style-name="T9"><draw:frame draw:style-name="fr1" draw:name="Object163" text:anchor-type="as-char" svg:y="-0.1484in" svg:width="0.4228in" svg:height="0.2091in" draw:z-index="73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9">, </text:span><text:span text:style-name="T9"><draw:frame draw:style-name="fr1" draw:name="Object164" text:anchor-type="as-char" svg:y="-0.152in" svg:width="3.4in" svg:height="0.2134in" draw:z-index="74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9">. In the latter case, because each l contains exactly one 1 bit, </text:span><text:span text:style-name="T9"><draw:frame draw:style-name="fr1" draw:name="Object165" text:anchor-type="as-char" svg:y="-0.1484in" svg:width="0.4228in" svg:height="0.2091in" draw:z-index="75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9">must be a string that contains exactly two 1 bits, </text:span><text:span text:style-name="T20">I.E. </text:span><text:span text:style-name="T20"><draw:frame draw:style-name="fr2" draw:name="Object68" text:anchor-type="as-char" svg:y="-0.152in" svg:width="0.8835in" svg:height="0.2134in" draw:z-index="114"><draw:object xlink:href="./Object 68" xlink:type="simple" xlink:show="embed" xlink:actuate="onLoad"/><draw:image xlink:href="./ObjectReplacements/Object 68" xlink:type="simple" xlink:show="embed" xlink:actuate="onLoad"/></draw:frame></text:span></text:p>
      <text:p text:style-name="P31"/>
      <text:p text:style-name="P31">Determine the probabilities that the experiment outputs 1 in each case: b=0 and b=1</text:p>
      <text:p text:style-name="P31"/>
      <text:p text:style-name="P32">Case b=0:</text:p>
      <text:p text:style-name="P31"/>
      <text:p text:style-name="P24"><text:span text:style-name="T9">Find the probability that </text:span><text:span text:style-name="T13"><draw:frame draw:style-name="fr1" draw:name="Object166" text:anchor-type="as-char" svg:y="-0.1484in" svg:width="0.4882in" svg:height="0.2091in" draw:z-index="76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13"><text:s/>contains exactly two </text:span><text:span text:style-name="T15">1</text:span><text:span text:style-name="T13"> bits, </text:span><text:span text:style-name="T13"><draw:frame draw:style-name="fr1" draw:name="Object69" text:anchor-type="as-char" svg:y="-0.152in" svg:width="1.2602in" svg:height="0.2134in" draw:z-index="115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13">. </text:span><text:span text:style-name="T9">As previously proven, when </text:span><text:span text:style-name="T9"><draw:frame draw:style-name="fr1" draw:name="Object167" text:anchor-type="as-char" svg:y="-0.1484in" svg:width="0.4228in" svg:height="0.2091in" draw:z-index="77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">,</text:span><text:span text:style-name="T9"><draw:frame draw:style-name="fr1" draw:name="Object168" text:anchor-type="as-char" svg:y="-0.172in" svg:width="1.3957in" svg:height="0.2327in" draw:z-index="78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">which has no 1 bits. However, when </text:span><text:span text:style-name="T9"><draw:frame draw:style-name="fr1" draw:name="Object169" text:anchor-type="as-char" svg:y="-0.1484in" svg:width="0.4228in" svg:height="0.2091in" draw:z-index="79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">, </text:span><text:span text:style-name="T9"><draw:frame draw:style-name="fr1" draw:name="Object170" text:anchor-type="as-char" svg:y="-0.172in" svg:width="1.2508in" svg:height="0.2327in" draw:z-index="80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9">. Since </text:span><text:span text:style-name="T9"><draw:frame draw:style-name="fr1" draw:name="Object171" text:anchor-type="as-char" svg:y="-0.1484in" svg:width="0.4228in" svg:height="0.2091in" draw:z-index="81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9">contains exactly two 1 bits when </text:span><text:span text:style-name="T9"><draw:frame draw:style-name="fr1" draw:name="Object172" text:anchor-type="as-char" svg:y="-0.1484in" svg:width="0.4228in" svg:height="0.2091in" draw:z-index="82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9">, </text:span><text:span text:style-name="T9"><draw:frame draw:style-name="fr1" draw:name="Object173" text:anchor-type="as-char" svg:y="-0.172in" svg:width="1.2508in" svg:height="0.2327in" draw:z-index="83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9">must also be a string with exactly two 1 bits </text:span><text:span text:style-name="T14">when </text:span><text:span text:style-name="T14"><draw:frame draw:style-name="fr1" draw:name="Object174" text:anchor-type="as-char" svg:y="-0.1484in" svg:width="0.389in" svg:height="0.1839in" draw:z-index="84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9">. So the probability that A guessed correctly when b=0 </text:span><text:span text:style-name="T16">and </text:span><text:span text:style-name="T16"><draw:frame draw:style-name="fr1" draw:name="Object192" text:anchor-type="as-char" svg:y="-0.1484in" svg:width="0.389in" svg:height="0.1839in" draw:z-index="100"><draw:object xlink:href="./Object 192" xlink:type="simple" xlink:show="embed" xlink:actuate="onLoad"/><draw:image xlink:href="./ObjectReplacements/Object 192" xlink:type="simple" xlink:show="embed" xlink:actuate="onLoad"/><svg:desc>formula</svg:desc></draw:frame></text:span><text:span text:style-name="T9"><text:s/>is </text:span><text:span text:style-name="T9"><draw:frame draw:style-name="fr1" draw:name="Object175" text:anchor-type="as-char" svg:y="-0.2437in" svg:width="1.2134in" svg:height="0.3929in" draw:z-index="85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">. </text:span></text:p>
      <text:p text:style-name="P33">Case b=1:</text:p>
      <text:p text:style-name="P31"/>
      <text:p text:style-name="P24"><text:span text:style-name="T9">Find the probability that </text:span><text:span text:style-name="T13"><draw:frame draw:style-name="fr1" draw:name="Object176" text:anchor-type="as-char" svg:y="-0.1484in" svg:width="0.4882in" svg:height="0.2091in" draw:z-index="86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">does not contains exactly two </text:span><text:span text:style-name="T15">1</text:span><text:span text:style-name="T13"> bits, </text:span><text:span text:style-name="T13"><draw:frame draw:style-name="fr1" draw:name="Object70" text:anchor-type="as-char" svg:y="-0.152in" svg:width="1.2602in" svg:height="0.2134in" draw:z-index="11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3">. </text:span><text:span text:style-name="T14">Once again, w</text:span><text:span text:style-name="T9">hen </text:span><text:span text:style-name="T9"><draw:frame draw:style-name="fr1" draw:name="Object177" text:anchor-type="as-char" svg:y="-0.1484in" svg:width="0.4228in" svg:height="0.2091in" draw:z-index="87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9">,</text:span><text:span text:style-name="T9"><draw:frame draw:style-name="fr1" draw:name="Object178" text:anchor-type="as-char" svg:y="-0.1484in" svg:width="1.1173in" svg:height="0.2091in" draw:z-index="88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9">, </text:span><text:span text:style-name="T14">however here </text:span><text:span text:style-name="T14"><draw:frame draw:style-name="fr1" draw:name="Object179" text:anchor-type="as-char" svg:y="-0.172in" svg:width="1.3957in" svg:height="0.2327in" draw:z-index="89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9"><text:s/>, </text:span><text:span text:style-name="T14">so <text:s/></text:span><text:span text:style-name="T14"><draw:frame draw:style-name="fr1" draw:name="Object180" text:anchor-type="as-char" svg:y="-0.172in" svg:width="0.7626in" svg:height="0.2327in" draw:z-index="90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14">, which does not contain exactly two 1 bits when </text:span><text:span text:style-name="T14"><draw:frame draw:style-name="fr1" draw:name="Object181" text:anchor-type="as-char" svg:y="-0.1484in" svg:width="0.389in" svg:height="0.1839in" draw:z-index="91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14">. </text:span><text:span text:style-name="T9">However, when </text:span><text:span text:style-name="T9"><draw:frame draw:style-name="fr1" draw:name="Object182" text:anchor-type="as-char" svg:y="-0.1484in" svg:width="0.4228in" svg:height="0.2091in" draw:z-index="92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T9">, </text:span><text:span text:style-name="T9"><draw:frame draw:style-name="fr1" draw:name="Object183" text:anchor-type="as-char" svg:y="-0.172in" svg:width="2.3583in" svg:height="0.2327in" draw:z-index="93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9">. Since </text:span><text:span text:style-name="T9"><draw:frame draw:style-name="fr1" draw:name="Object184" text:anchor-type="as-char" svg:y="-0.1484in" svg:width="0.4228in" svg:height="0.2091in" draw:z-index="94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T9">contains exactly two 1 bits when </text:span><text:span text:style-name="T9"><draw:frame draw:style-name="fr1" draw:name="Object185" text:anchor-type="as-char" svg:y="-0.1484in" svg:width="0.4228in" svg:height="0.2091in" draw:z-index="95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9">, </text:span><text:span text:style-name="T9"><draw:frame draw:style-name="fr1" draw:name="Object186" text:anchor-type="as-char" svg:y="-0.172in" svg:width="1.2457in" svg:height="0.2327in" draw:z-index="96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6">will not have </text:span><text:span text:style-name="T19">exactly </text:span><text:span text:style-name="T16">two 1 bits when </text:span><text:span text:style-name="T16"><draw:frame draw:style-name="fr1" draw:name="Object189" text:anchor-type="as-char" svg:y="-0.1484in" svg:width="0.3992in" svg:height="0.1839in" draw:z-index="97"><draw:object xlink:href="./Object 189" xlink:type="simple" xlink:show="embed" xlink:actuate="onLoad"/><draw:image xlink:href="./ObjectReplacements/Object 189" xlink:type="simple" xlink:show="embed" xlink:actuate="onLoad"/></draw:frame></text:span><text:span text:style-name="T16">. Therefore when </text:span><text:span text:style-name="T16"><draw:frame draw:style-name="fr1" draw:name="Object190" text:anchor-type="as-char" svg:y="-0.1484in" svg:width="0.3902in" svg:height="0.1839in" draw:z-index="98"><draw:object xlink:href="./Object 190" xlink:type="simple" xlink:show="embed" xlink:actuate="onLoad"/><draw:image xlink:href="./ObjectReplacements/Object 190" xlink:type="simple" xlink:show="embed" xlink:actuate="onLoad"/></draw:frame></text:span><text:span text:style-name="T16">, the probability that A guessed correctly when b=1 is </text:span><text:span text:style-name="T16"><draw:frame draw:style-name="fr1" draw:name="Object191" text:anchor-type="as-char" svg:y="-0.2437in" svg:width="2.4366in" svg:height="0.3929in" draw:z-index="99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p>
      <text:p text:style-name="P34"/>
      <text:p text:style-name="P26"><text:span text:style-name="T9">Therefore </text:span><text:span text:style-name="T9"><draw:frame draw:style-name="fr1" draw:name="Object193" text:anchor-type="as-char" svg:y="-0.2437in" svg:width="6.2654in" svg:height="0.4028in" draw:z-index="101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9">for </text:span><text:span text:style-name="T9"><draw:frame draw:style-name="fr1" draw:name="Object194" text:anchor-type="as-char" svg:y="-0.1484in" svg:width="0.3902in" svg:height="0.1839in" draw:z-index="102"><draw:object xlink:href="./Object 194" xlink:type="simple" xlink:show="embed" xlink:actuate="onLoad"/><draw:image xlink:href="./ObjectReplacements/Object 194" xlink:type="simple" xlink:show="embed" xlink:actuate="onLoad"/></draw:frame></text:span></text:p>
      <text:p text:style-name="P26"><text:span text:style-name="T9">This is trivially also true for </text:span><text:span text:style-name="T9"><draw:frame draw:style-name="fr1" draw:name="Object195" text:anchor-type="as-char" svg:y="-0.1484in" svg:width="0.3929in" svg:height="0.1839in" draw:z-index="103"><draw:object xlink:href="./Object 195" xlink:type="simple" xlink:show="embed" xlink:actuate="onLoad"/><draw:image xlink:href="./ObjectReplacements/Object 195" xlink:type="simple" xlink:show="embed" xlink:actuate="onLoad"/></draw:frame></text:span><text:span text:style-name="T12">. </text:span><text:span text:style-name="T17">Therefore the scheme does not have indistinguishable multiple encryptions in the presence of an eav</text:span><text:span text:style-name="T18">e</text:span><text:span text:style-name="T17">sdropper.</text:span></text:p>
      <text:p text:style-name="P31"/>
      <text:p text:style-name="P47">And I didn’t even need to use the hi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299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50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3:04:47.234111817</meta:creation-date>
    <dc:date>2022-10-21T00:27:42.098307445</dc:date>
    <meta:editing-duration>P1DT15H19M53S</meta:editing-duration>
    <meta:editing-cycles>10</meta:editing-cycles>
    <meta:generator>LibreOffice/7.0.4.2$Linux_X86_64 LibreOffice_project/00$Build-2</meta:generator>
    <meta:document-statistic meta:table-count="0" meta:image-count="0" meta:object-count="117" meta:page-count="1" meta:paragraph-count="53" meta:word-count="894" meta:character-count="4564" meta:non-whitespace-character-count="3701"/>
  </office:meta>
</office:document-meta>
</file>

<file path=Object 1/content.xml><?xml version="1.0" encoding="utf-8"?>
<math xmlns="http://www.w3.org/1998/Math/MathML" display="block">
  <semantics>
    <mrow>
      <mi>F</mi>
      <mi mathvariant="normal">:</mi>
      <msup>
        <mrow>
          <mo fence="true" stretchy="false">{</mo>
          <mrow>
            <mn>0,1</mn>
          </mrow>
          <mo fence="true" stretchy="false">}</mo>
        </mrow>
        <mi>n</mi>
      </msup>
      <mo stretchy="false">⇒</mo>
      <msup>
        <mrow>
          <mo fence="true" stretchy="false">{</mo>
          <mrow>
            <mn>0,1</mn>
          </mrow>
          <mo fence="true" stretchy="false">}</mo>
        </mrow>
        <mrow>
          <mn>2</mn>
          <mi>n</mi>
        </mrow>
      </msup>
    </mrow>
    <annotation encoding="StarMath 5.0">F: lbrace 0,1 rbrace ^n drarrow lbrace 0,1 rbrace ^2n</annotation>
  </semantics>
</math>
</file>

<file path=Object 10/content.xml><?xml version="1.0" encoding="utf-8"?>
<math xmlns="http://www.w3.org/1998/Math/MathML" display="block">
  <semantics>
    <mrow>
      <msub>
        <mi mathvariant="italic">Enc</mi>
        <mi>k</mi>
      </msub>
      <mi>’</mi>
      <mrow>
        <mrow>
          <mo fence="true" stretchy="false">(</mo>
          <mrow>
            <mi>m</mi>
          </mrow>
          <mo fence="true" stretchy="false">)</mo>
        </mrow>
        <mo stretchy="false">=</mo>
        <msub>
          <mi mathvariant="italic">Enc</mi>
          <mi>k</mi>
        </msub>
      </mrow>
      <mrow>
        <mo fence="true" stretchy="false">(</mo>
        <mrow>
          <mi>m</mi>
        </mrow>
        <mo fence="true" stretchy="false">)</mo>
      </mrow>
      <mrow>
        <mo fence="true" stretchy="true">|</mo>
        <mrow>
          <mrow/>
        </mrow>
        <mo fence="true" stretchy="true">|</mo>
      </mrow>
      <mi mathvariant="italic">xor</mi>
      <mrow>
        <mo fence="true" stretchy="false">(</mo>
        <mrow>
          <mi>m</mi>
        </mrow>
        <mo fence="true" stretchy="false">)</mo>
      </mrow>
    </mrow>
    <annotation encoding="StarMath 5.0">Enc_k’(m) =Enc_k(m) abs{} xor(m)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i mathvariant="italic">NOT</mi>
      </mrow>
      <mrow>
        <mo fence="true" stretchy="false">(</mo>
        <mrow>
          <mrow>
            <mi>G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G( s )=NOT( G(s ))</annotation>
  </semantics>
</math>
</file>

<file path=Object 12/content.xml><?xml version="1.0" encoding="utf-8"?>
<math xmlns="http://www.w3.org/1998/Math/MathML" display="block">
  <semantics>
    <mrow>
      <mrow>
        <mo fence="true" stretchy="true">|</mo>
        <mrow>
          <mrow>
            <mi mathvariant="italic">Pr</mi>
            <mrow>
              <mrow>
                <mo fence="true" stretchy="false">[</mo>
                <mrow>
                  <mrow>
                    <mi>D</mi>
                    <mrow>
                      <mrow>
                        <mo fence="true" stretchy="fals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  <mo stretchy="false">−</mo>
              <mi mathvariant="italic">Pr</mi>
            </mrow>
            <mrow>
              <mo fence="true" stretchy="false">[</mo>
              <mrow>
                <mrow>
                  <mi>D</mi>
                  <mrow>
                    <mrow>
                      <mo fence="true" stretchy="false">(</mo>
                      <mrow>
                        <mi>r</mi>
                      </mrow>
                      <mo fence="true" stretchy="false">)</mo>
                    </mrow>
                    <mo stretchy="false">=</mo>
                    <mn>1</mn>
                  </mrow>
                </mrow>
              </mrow>
              <mo fence="true" stretchy="false">]</mo>
            </mrow>
          </mrow>
        </mrow>
        <mo fence="true" stretchy="true">|</mo>
      </mrow>
      <mo stretchy="false">≥</mo>
      <mrow>
        <mn>1</mn>
        <mo stretchy="false">−</mo>
        <mfrac>
          <mn>1</mn>
          <msup>
            <mn>2</mn>
            <mi>n</mi>
          </msup>
        </mfrac>
      </mrow>
    </mrow>
    <annotation encoding="StarMath 5.0">abs { Pr[ D(G(s)) = 1 ] - Pr[D(r)=1]} &gt;= 1 - 1 over 2^n</annotation>
  </semantics>
</math>
</file>

<file path=Object 13/content.xml><?xml version="1.0" encoding="utf-8"?>
<math xmlns="http://www.w3.org/1998/Math/MathML" display="block">
  <semantics>
    <mrow>
      <mi>D</mi>
      <mi>'</mi>
      <mrow>
        <mrow>
          <mo fence="true" stretchy="false">(</mo>
          <mrow>
            <mi>s</mi>
          </mrow>
          <mo fence="true" stretchy="false">)</mo>
        </mrow>
        <mo stretchy="false">=</mo>
        <mi>D</mi>
      </mrow>
      <mrow>
        <mo fence="true" stretchy="false">(</mo>
        <mrow>
          <mrow>
            <mi mathvariant="italic">NOT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D'(s) = D( NOT(s) )</annotation>
  </semantics>
</math>
</file>

<file path=Object 14/content.xml><?xml version="1.0" encoding="utf-8"?>
<math xmlns="http://www.w3.org/1998/Math/MathML" display="block">
  <semantics>
    <mrow>
      <msub>
        <mi>m</mi>
        <mn>0</mn>
      </msub>
      <mo stretchy="false">=</mo>
      <mn>00</mn>
    </mrow>
    <annotation encoding="StarMath 5.0">m_0 = 00</annotation>
  </semantics>
</math>
</file>

<file path=Object 147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b>
                <mi mathvariant="italic">Priv</mi>
                <mi>k</mi>
              </msub>
              <mtable>
                <mtr>
                  <mtd>
                    <mi mathvariant="italic">mult</mi>
                  </mtd>
                </mtr>
                <mtr>
                  <mtd>
                    <mrow>
                      <mi>A</mi>
                      <mi>,</mi>
                      <mi mathvariant="normal">Π</mi>
                    </mrow>
                  </mtd>
                </mtr>
              </mtable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≤</mo>
        <mrow>
          <mfrac>
            <mn>1</mn>
            <mn>2</mn>
          </mfrac>
          <mo stretchy="false">+</mo>
          <mi mathvariant="italic">negl</mi>
        </mrow>
      </mrow>
      <mrow>
        <mo fence="true" stretchy="false">(</mo>
        <mrow>
          <mi>n</mi>
        </mrow>
        <mo fence="true" stretchy="false">)</mo>
      </mrow>
    </mrow>
    <annotation encoding="StarMath 5.0">Pr[ Priv_k binom{mult}{A,%PI}  (n)=1]&lt;=1 over 2 + negl( n )</annotation>
  </semantics>
</math>
</file>

<file path=Object 148/content.xml><?xml version="1.0" encoding="utf-8"?>
<math xmlns="http://www.w3.org/1998/Math/MathML" display="block">
  <semantics>
    <mrow>
      <msub>
        <mi>M</mi>
        <mn>0</mn>
      </msub>
      <mo stretchy="false">=</mo>
      <mrow>
        <mo fence="true" stretchy="false">(</mo>
        <mrow>
          <mrow>
            <msup>
              <mn>0</mn>
              <mi>n</mi>
            </msup>
            <mi>,</mi>
            <msup>
              <mn>0</mn>
              <mi>n</mi>
            </msup>
          </mrow>
        </mrow>
        <mo fence="true" stretchy="false">)</mo>
      </mrow>
    </mrow>
    <annotation encoding="StarMath 5.0">M_0=( 0^n, 0^n )</annotation>
  </semantics>
</math>
</file>

<file path=Object 149/content.xml><?xml version="1.0" encoding="utf-8"?>
<math xmlns="http://www.w3.org/1998/Math/MathML" display="block">
  <semantics>
    <mrow>
      <msub>
        <mi>M</mi>
        <mn>1</mn>
      </msub>
      <mo stretchy="false">=</mo>
      <mrow>
        <mo fence="true" stretchy="false">(</mo>
        <mrow>
          <mrow>
            <msup>
              <mn>0</mn>
              <mi>n</mi>
            </msup>
            <mi>,</mi>
            <msup>
              <mn>1</mn>
              <mi>n</mi>
            </msup>
          </mrow>
        </mrow>
        <mo fence="true" stretchy="false">)</mo>
      </mrow>
    </mrow>
    <annotation encoding="StarMath 5.0">M_1=( 0^n, 1^n )</annotation>
  </semantics>
</math>
</file>

<file path=Object 15/content.xml><?xml version="1.0" encoding="utf-8"?>
<math xmlns="http://www.w3.org/1998/Math/MathML" display="block">
  <semantics>
    <mrow>
      <msub>
        <mi>m</mi>
        <mn>1</mn>
      </msub>
      <mo stretchy="false">=</mo>
      <mn>01</mn>
    </mrow>
    <annotation encoding="StarMath 5.0">m_1 = 01</annotation>
  </semantics>
</math>
</file>

<file path=Object 150/content.xml><?xml version="1.0" encoding="utf-8"?>
<math xmlns="http://www.w3.org/1998/Math/MathML" display="block">
  <semantics>
    <mrow>
      <mi>b</mi>
      <mrow>
        <mi>'</mi>
        <mo stretchy="false">=</mo>
        <mn>0</mn>
      </mrow>
    </mrow>
    <annotation encoding="StarMath 5.0">b'=0</annotation>
  </semantics>
</math>
</file>

<file path=Object 151/content.xml><?xml version="1.0" encoding="utf-8"?>
<math xmlns="http://www.w3.org/1998/Math/MathML" display="block">
  <semantics>
    <mrow>
      <msub>
        <mi>c</mi>
        <mn>0</mn>
      </msub>
      <mo stretchy="false">⊕</mo>
      <msub>
        <mi>c</mi>
        <mn>1</mn>
      </msub>
    </mrow>
    <annotation encoding="StarMath 5.0">c_0 oplus c_1</annotation>
  </semantics>
</math>
</file>

<file path=Object 152/content.xml><?xml version="1.0" encoding="utf-8"?>
<math xmlns="http://www.w3.org/1998/Math/MathML" display="block">
  <semantics>
    <mrow>
      <mi>b</mi>
      <mrow>
        <mi>'</mi>
        <mo stretchy="false">=</mo>
        <mn>1</mn>
      </mrow>
    </mrow>
    <annotation encoding="StarMath 5.0">b'=1</annotation>
  </semantics>
</math>
</file>

<file path=Object 153/content.xml><?xml version="1.0" encoding="utf-8"?>
<math xmlns="http://www.w3.org/1998/Math/MathML" display="block">
  <semantics>
    <mrow>
      <msub>
        <mi>c</mi>
        <mn>0</mn>
      </msub>
      <mo stretchy="false">⊕</mo>
      <msub>
        <mi>c</mi>
        <mn>1</mn>
      </msub>
    </mrow>
    <annotation encoding="StarMath 5.0">c_0 oplus c_1</annotation>
  </semantics>
</math>
</file>

<file path=Object 154/content.xml><?xml version="1.0" encoding="utf-8"?>
<math xmlns="http://www.w3.org/1998/Math/MathML" display="block">
  <semantics>
    <mrow>
      <msub>
        <mi>c</mi>
        <mn>0</mn>
      </msub>
      <mo stretchy="false">⊕</mo>
      <msub>
        <mi>c</mi>
        <mn>1</mn>
      </msub>
    </mrow>
    <annotation encoding="StarMath 5.0">c_0 oplus c_1</annotation>
  </semantics>
</math>
</file>

<file path=Object 155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b</mi>
              <mo stretchy="false">=</mo>
              <mn>0</mn>
            </mrow>
          </mrow>
          <mo fence="true" stretchy="false">]</mo>
        </mrow>
        <mo stretchy="false">=</mo>
        <mi mathvariant="italic">Pr</mi>
      </mrow>
      <mrow>
        <mrow>
          <mo fence="true" stretchy="false">[</mo>
          <mrow>
            <mrow>
              <mi>b</mi>
              <mo stretchy="false">=</mo>
              <mn>1</mn>
            </mrow>
          </mrow>
          <mo fence="true" stretchy="false">]</mo>
        </mrow>
        <mo stretchy="false">=</mo>
        <mfrac>
          <mn>1</mn>
          <mn>2</mn>
        </mfrac>
      </mrow>
    </mrow>
    <annotation encoding="StarMath 5.0">Pr[ b=0 ]=Pr[ b=1 ]=1over2</annotation>
  </semantics>
</math>
</file>

<file path=Object 156/content.xml><?xml version="1.0" encoding="utf-8"?>
<math xmlns="http://www.w3.org/1998/Math/MathML" display="block">
  <semantics>
    <mrow>
      <mrow>
        <msub>
          <mi>c</mi>
          <mn>0</mn>
        </msub>
        <mo stretchy="false">⊕</mo>
        <msub>
          <mi>c</mi>
          <mn>1</mn>
        </msub>
      </mrow>
      <mo stretchy="false">=</mo>
      <mrow>
        <mrow>
          <mo fence="true" stretchy="false">(</mo>
          <mrow>
            <mrow>
              <msub>
                <mi>m</mi>
                <mn>0</mn>
              </msub>
              <mo stretchy="false">⊕</mo>
              <mi>k</mi>
              <mo stretchy="false">⊕</mo>
              <msub>
                <mi>l</mi>
                <mn>0</mn>
              </msub>
            </mrow>
          </mrow>
          <mo fence="true" stretchy="false">)</mo>
        </mrow>
        <mo stretchy="false">⊕</mo>
        <mrow>
          <mo fence="true" stretchy="false">(</mo>
          <mrow>
            <mrow>
              <msub>
                <mi>m</mi>
                <mn>1</mn>
              </msub>
              <mo stretchy="false">⊕</mo>
              <mi>k</mi>
              <mo stretchy="false">⊕</mo>
              <msub>
                <mi>l</mi>
                <mn>1</mn>
              </msub>
            </mrow>
          </mrow>
          <mo fence="true" stretchy="false">)</mo>
        </mrow>
      </mrow>
    </mrow>
    <annotation encoding="StarMath 5.0">c_0 oplus c_1 = ( m_0 oplus k oplus l_0 ) oplus ( m_1 oplus k oplus l_1 )</annotation>
  </semantics>
</math>
</file>

<file path=Object 157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58/content.xml><?xml version="1.0" encoding="utf-8"?>
<math xmlns="http://www.w3.org/1998/Math/MathML" display="block">
  <semantics>
    <mrow>
      <msub>
        <mi>l</mi>
        <mn>0</mn>
      </msub>
      <mo stretchy="false">=</mo>
      <msub>
        <mi>l</mi>
        <mn>1</mn>
      </msub>
    </mrow>
    <annotation encoding="StarMath 5.0">l_0=l_1</annotation>
  </semantics>
</math>
</file>

<file path=Object 159/content.xml><?xml version="1.0" encoding="utf-8"?>
<math xmlns="http://www.w3.org/1998/Math/MathML" display="block">
  <semantics>
    <mfrac>
      <mrow>
        <mi>n</mi>
        <mo stretchy="false">−</mo>
        <mn>1</mn>
      </mrow>
      <mi>n</mi>
    </mfrac>
    <annotation encoding="StarMath 5.0">{n-1} over n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F</mi>
          <mi>k</mi>
        </msub>
      </mrow>
      <mrow>
        <mo fence="true" stretchy="false">(</mo>
        <mrow>
          <mrow>
            <mn>0</mn>
            <mtext>||</mtext>
            <mi>x</mi>
          </mrow>
        </mrow>
        <mo fence="true" stretchy="false">)</mo>
      </mrow>
    </mrow>
    <annotation encoding="StarMath 5.0">y=F_k( 0"||"x )</annotation>
  </semantics>
</math>
</file>

<file path=Object 160/content.xml><?xml version="1.0" encoding="utf-8"?>
<math xmlns="http://www.w3.org/1998/Math/MathML" display="block">
  <semantics>
    <mrow>
      <msub>
        <mi>l</mi>
        <mn>0</mn>
      </msub>
      <mo stretchy="false">≠</mo>
      <msub>
        <mi>l</mi>
        <mn>1</mn>
      </msub>
    </mrow>
    <annotation encoding="StarMath 5.0">l_0&lt;&gt;l_1</annotation>
  </semantics>
</math>
</file>

<file path=Object 161/content.xml><?xml version="1.0" encoding="utf-8"?>
<math xmlns="http://www.w3.org/1998/Math/MathML" display="block">
  <semantics>
    <mrow>
      <msub>
        <mi>l</mi>
        <mn>0</mn>
      </msub>
      <mo stretchy="false">=</mo>
      <msub>
        <mi>l</mi>
        <mn>1</mn>
      </msub>
    </mrow>
    <annotation encoding="StarMath 5.0">l_0=l_1</annotation>
  </semantics>
</math>
</file>

<file path=Object 162/content.xml><?xml version="1.0" encoding="utf-8"?>
<math xmlns="http://www.w3.org/1998/Math/MathML" display="block">
  <semantics>
    <mrow>
      <mrow>
        <msub>
          <mi>c</mi>
          <mn>0</mn>
        </msub>
        <mo stretchy="false">⊕</mo>
        <msub>
          <mi>c</mi>
          <mn>1</mn>
        </msub>
      </mrow>
      <mo stretchy="false">=</mo>
      <mrow>
        <mrow>
          <mo fence="true" stretchy="false">(</mo>
          <mrow>
            <mrow>
              <msub>
                <mi>m</mi>
                <mn>0</mn>
              </msub>
              <mo stretchy="false">⊕</mo>
              <mi>k</mi>
              <mo stretchy="false">⊕</mo>
              <msub>
                <mi>l</mi>
                <mn>0</mn>
              </msub>
            </mrow>
          </mrow>
          <mo fence="true" stretchy="false">)</mo>
        </mrow>
        <mo stretchy="false">⊕</mo>
        <mrow>
          <mo fence="true" stretchy="false">(</mo>
          <mrow>
            <mrow>
              <msub>
                <mi>m</mi>
                <mn>1</mn>
              </msub>
              <mo stretchy="false">⊕</mo>
              <mi>k</mi>
              <mo stretchy="false">⊕</mo>
              <msub>
                <mi>l</mi>
                <mn>1</mn>
              </msub>
            </mrow>
          </mrow>
          <mo fence="true" stretchy="false">)</mo>
        </mrow>
      </mrow>
      <mo stretchy="false">=</mo>
      <mrow>
        <msub>
          <mi>m</mi>
          <mn>0</mn>
        </msub>
        <mo stretchy="false">⊕</mo>
        <msub>
          <mi>m</mi>
          <mn>1</mn>
        </msub>
      </mrow>
    </mrow>
    <annotation encoding="StarMath 5.0">c_0 oplus c_1 = ( m_0 oplus k oplus l_0 ) oplus ( m_1 oplus k oplus l_1 ) = m_0 oplus m_1</annotation>
  </semantics>
</math>
</file>

<file path=Object 163/content.xml><?xml version="1.0" encoding="utf-8"?>
<math xmlns="http://www.w3.org/1998/Math/MathML" display="block">
  <semantics>
    <mrow>
      <msub>
        <mi>l</mi>
        <mn>0</mn>
      </msub>
      <mo stretchy="false">≠</mo>
      <msub>
        <mi>l</mi>
        <mn>1</mn>
      </msub>
    </mrow>
    <annotation encoding="StarMath 5.0">l_0&lt;&gt;l_1</annotation>
  </semantics>
</math>
</file>

<file path=Object 164/content.xml><?xml version="1.0" encoding="utf-8"?>
<math xmlns="http://www.w3.org/1998/Math/MathML" display="block">
  <semantics>
    <mrow>
      <mrow>
        <msub>
          <mi>c</mi>
          <mn>0</mn>
        </msub>
        <mo stretchy="false">⊕</mo>
        <msub>
          <mi>c</mi>
          <mn>1</mn>
        </msub>
      </mrow>
      <mo stretchy="false">=</mo>
      <mrow>
        <mrow>
          <mo fence="true" stretchy="false">(</mo>
          <mrow>
            <mrow>
              <msub>
                <mi>m</mi>
                <mn>0</mn>
              </msub>
              <mo stretchy="false">⊕</mo>
              <mi>k</mi>
              <mo stretchy="false">⊕</mo>
              <msub>
                <mi>l</mi>
                <mn>0</mn>
              </msub>
            </mrow>
          </mrow>
          <mo fence="true" stretchy="false">)</mo>
        </mrow>
        <mo stretchy="false">⊕</mo>
        <mrow>
          <mo fence="true" stretchy="false">(</mo>
          <mrow>
            <mrow>
              <msub>
                <mi>m</mi>
                <mn>1</mn>
              </msub>
              <mo stretchy="false">⊕</mo>
              <mi>k</mi>
              <mo stretchy="false">⊕</mo>
              <msub>
                <mi>l</mi>
                <mn>1</mn>
              </msub>
            </mrow>
          </mrow>
          <mo fence="true" stretchy="false">)</mo>
        </mrow>
      </mrow>
      <mo stretchy="false">=</mo>
      <mrow>
        <msub>
          <mi>m</mi>
          <mn>0</mn>
        </msub>
        <mo stretchy="false">⊕</mo>
        <msub>
          <mi>m</mi>
          <mn>1</mn>
        </msub>
        <mo stretchy="false">⊕</mo>
        <msub>
          <mi>l</mi>
          <mn>0</mn>
        </msub>
        <mo stretchy="false">⊕</mo>
        <msub>
          <mi>l</mi>
          <mn>1</mn>
        </msub>
      </mrow>
    </mrow>
    <annotation encoding="StarMath 5.0">c_0 oplus c_1 = ( m_0 oplus k oplus l_0 ) oplus ( m_1 oplus k oplus l_1 ) = m_0 oplus m_1 oplus l_0 oplus l_1</annotation>
  </semantics>
</math>
</file>

<file path=Object 165/content.xml><?xml version="1.0" encoding="utf-8"?>
<math xmlns="http://www.w3.org/1998/Math/MathML" display="block">
  <semantics>
    <mrow>
      <msub>
        <mi>l</mi>
        <mn>0</mn>
      </msub>
      <mo stretchy="false">⊕</mo>
      <msub>
        <mi>l</mi>
        <mn>1</mn>
      </msub>
    </mrow>
    <annotation encoding="StarMath 5.0">l_0 oplus l_1</annotation>
  </semantics>
</math>
</file>

<file path=Object 166/content.xml><?xml version="1.0" encoding="utf-8"?>
<math xmlns="http://www.w3.org/1998/Math/MathML" display="block">
  <semantics>
    <mrow>
      <msub>
        <mi>c</mi>
        <mn>0</mn>
      </msub>
      <mo stretchy="false">⊕</mo>
      <msub>
        <mi>c</mi>
        <mn>1</mn>
      </msub>
    </mrow>
    <annotation encoding="StarMath 5.0">c_0 oplus c_1</annotation>
  </semantics>
</math>
</file>

<file path=Object 167/content.xml><?xml version="1.0" encoding="utf-8"?>
<math xmlns="http://www.w3.org/1998/Math/MathML" display="block">
  <semantics>
    <mrow>
      <msub>
        <mi>l</mi>
        <mn>0</mn>
      </msub>
      <mo stretchy="false">=</mo>
      <msub>
        <mi>l</mi>
        <mn>1</mn>
      </msub>
    </mrow>
    <annotation encoding="StarMath 5.0">l_0=l_1</annotation>
  </semantics>
</math>
</file>

<file path=Object 168/content.xml><?xml version="1.0" encoding="utf-8"?>
<math xmlns="http://www.w3.org/1998/Math/MathML" display="block">
  <semantics>
    <mrow>
      <mrow>
        <msub>
          <mi>c</mi>
          <mn>0</mn>
        </msub>
        <mo stretchy="false">⊕</mo>
        <msub>
          <mi>c</mi>
          <mn>1</mn>
        </msub>
      </mrow>
      <mo stretchy="false">=</mo>
      <mrow>
        <msub>
          <mi>m</mi>
          <mn>0</mn>
        </msub>
        <mo stretchy="false">⊕</mo>
        <msub>
          <mi>m</mi>
          <mn>1</mn>
        </msub>
      </mrow>
      <mo stretchy="false">=</mo>
      <msup>
        <mn>0</mn>
        <mi>n</mi>
      </msup>
    </mrow>
    <annotation encoding="StarMath 5.0">c_0 oplus c_1 = m_0 oplus m_1 = 0^n</annotation>
  </semantics>
</math>
</file>

<file path=Object 169/content.xml><?xml version="1.0" encoding="utf-8"?>
<math xmlns="http://www.w3.org/1998/Math/MathML" display="block">
  <semantics>
    <mrow>
      <msub>
        <mi>l</mi>
        <mn>0</mn>
      </msub>
      <mo stretchy="false">≠</mo>
      <msub>
        <mi>l</mi>
        <mn>1</mn>
      </msub>
    </mrow>
    <annotation encoding="StarMath 5.0">l_0&lt;&gt;l_1</annotation>
  </semantics>
</math>
</file>

<file path=Object 17/content.xml><?xml version="1.0" encoding="utf-8"?>
<math xmlns="http://www.w3.org/1998/Math/MathML" display="block">
  <semantics>
    <mrow>
      <msub>
        <mi>x</mi>
        <mn>1</mn>
      </msub>
      <mo stretchy="false">∈</mo>
      <msup>
        <mrow>
          <mo fence="true" stretchy="false">{</mo>
          <mrow>
            <mn>0,1</mn>
          </mrow>
          <mo fence="true" stretchy="false">}</mo>
        </mrow>
        <mrow>
          <mi>n</mi>
          <mo stretchy="false">−</mo>
          <mn>1</mn>
        </mrow>
      </msup>
    </mrow>
    <annotation encoding="StarMath 5.0">x_1 in lbrace 0,1 rbrace ^{n-1}</annotation>
  </semantics>
</math>
</file>

<file path=Object 170/content.xml><?xml version="1.0" encoding="utf-8"?>
<math xmlns="http://www.w3.org/1998/Math/MathML" display="block">
  <semantics>
    <mrow>
      <mrow>
        <msub>
          <mi>c</mi>
          <mn>0</mn>
        </msub>
        <mo stretchy="false">⊕</mo>
        <msub>
          <mi>c</mi>
          <mn>1</mn>
        </msub>
      </mrow>
      <mo stretchy="false">=</mo>
      <mrow>
        <msup>
          <mn>0</mn>
          <mi>n</mi>
        </msup>
        <mo stretchy="false">⊕</mo>
        <msub>
          <mi>l</mi>
          <mn>0</mn>
        </msub>
        <mo stretchy="false">⊕</mo>
        <msub>
          <mi>l</mi>
          <mn>1</mn>
        </msub>
      </mrow>
    </mrow>
    <annotation encoding="StarMath 5.0">c_0 oplus c_1 = 0^n oplus l_0 oplus l_1</annotation>
  </semantics>
</math>
</file>

<file path=Object 171/content.xml><?xml version="1.0" encoding="utf-8"?>
<math xmlns="http://www.w3.org/1998/Math/MathML" display="block">
  <semantics>
    <mrow>
      <msub>
        <mi>l</mi>
        <mn>0</mn>
      </msub>
      <mo stretchy="false">⊕</mo>
      <msub>
        <mi>l</mi>
        <mn>1</mn>
      </msub>
    </mrow>
    <annotation encoding="StarMath 5.0">l_0 oplus l_1</annotation>
  </semantics>
</math>
</file>

<file path=Object 172/content.xml><?xml version="1.0" encoding="utf-8"?>
<math xmlns="http://www.w3.org/1998/Math/MathML" display="block">
  <semantics>
    <mrow>
      <msub>
        <mi>l</mi>
        <mn>0</mn>
      </msub>
      <mo stretchy="false">≠</mo>
      <msub>
        <mi>l</mi>
        <mn>1</mn>
      </msub>
    </mrow>
    <annotation encoding="StarMath 5.0">l_0&lt;&gt;l_1</annotation>
  </semantics>
</math>
</file>

<file path=Object 173/content.xml><?xml version="1.0" encoding="utf-8"?>
<math xmlns="http://www.w3.org/1998/Math/MathML" display="block">
  <semantics>
    <mrow>
      <mrow>
        <msub>
          <mi>c</mi>
          <mn>0</mn>
        </msub>
        <mo stretchy="false">⊕</mo>
        <msub>
          <mi>c</mi>
          <mn>1</mn>
        </msub>
      </mrow>
      <mo stretchy="false">=</mo>
      <mrow>
        <msup>
          <mn>0</mn>
          <mi>n</mi>
        </msup>
        <mo stretchy="false">⊕</mo>
        <msub>
          <mi>l</mi>
          <mn>0</mn>
        </msub>
        <mo stretchy="false">⊕</mo>
        <msub>
          <mi>l</mi>
          <mn>1</mn>
        </msub>
      </mrow>
    </mrow>
    <annotation encoding="StarMath 5.0">c_0 oplus c_1 = 0^n oplus l_0 oplus l_1</annotation>
  </semantics>
</math>
</file>

<file path=Object 174/content.xml><?xml version="1.0" encoding="utf-8"?>
<math xmlns="http://www.w3.org/1998/Math/MathML" display="block">
  <semantics>
    <mrow>
      <mi>n</mi>
      <mo stretchy="false">≥</mo>
      <mn>2</mn>
    </mrow>
    <annotation encoding="StarMath 5.0">n &gt;= 2</annotation>
  </semantics>
</math>
</file>

<file path=Object 175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b>
                <mi>l</mi>
                <mn>0</mn>
              </msub>
              <mo stretchy="false">≠</mo>
              <msub>
                <mi>l</mi>
                <mn>1</mn>
              </msub>
            </mrow>
          </mrow>
          <mo fence="true" stretchy="false">]</mo>
        </mrow>
        <mo stretchy="false">=</mo>
        <mfrac>
          <mrow>
            <mi>n</mi>
            <mo stretchy="false">−</mo>
            <mn>1</mn>
          </mrow>
          <mi>n</mi>
        </mfrac>
      </mrow>
    </mrow>
    <annotation encoding="StarMath 5.0">Pr[ l_0&lt;&gt;l_1 ]= { n-1 }over n</annotation>
  </semantics>
</math>
</file>

<file path=Object 176/content.xml><?xml version="1.0" encoding="utf-8"?>
<math xmlns="http://www.w3.org/1998/Math/MathML" display="block">
  <semantics>
    <mrow>
      <msub>
        <mi>c</mi>
        <mn>0</mn>
      </msub>
      <mo stretchy="false">⊕</mo>
      <msub>
        <mi>c</mi>
        <mn>1</mn>
      </msub>
    </mrow>
    <annotation encoding="StarMath 5.0">c_0 oplus c_1</annotation>
  </semantics>
</math>
</file>

<file path=Object 177/content.xml><?xml version="1.0" encoding="utf-8"?>
<math xmlns="http://www.w3.org/1998/Math/MathML" display="block">
  <semantics>
    <mrow>
      <msub>
        <mi>l</mi>
        <mn>0</mn>
      </msub>
      <mo stretchy="false">=</mo>
      <msub>
        <mi>l</mi>
        <mn>1</mn>
      </msub>
    </mrow>
    <annotation encoding="StarMath 5.0">l_0=l_1</annotation>
  </semantics>
</math>
</file>

<file path=Object 178/content.xml><?xml version="1.0" encoding="utf-8"?>
<math xmlns="http://www.w3.org/1998/Math/MathML" display="block">
  <semantics>
    <mrow>
      <mrow>
        <msub>
          <mi>c</mi>
          <mn>0</mn>
        </msub>
        <mo stretchy="false">⊕</mo>
        <msub>
          <mi>c</mi>
          <mn>1</mn>
        </msub>
      </mrow>
      <mo stretchy="false">=</mo>
      <mrow>
        <msub>
          <mi>m</mi>
          <mn>0</mn>
        </msub>
        <mo stretchy="false">⊕</mo>
        <msub>
          <mi>m</mi>
          <mn>1</mn>
        </msub>
      </mrow>
    </mrow>
    <annotation encoding="StarMath 5.0">c_0 oplus c_1 = m_0 oplus m_1 </annotation>
  </semantics>
</math>
</file>

<file path=Object 179/content.xml><?xml version="1.0" encoding="utf-8"?>
<math xmlns="http://www.w3.org/1998/Math/MathML" display="block">
  <semantics>
    <mrow>
      <mrow>
        <msub>
          <mi>m</mi>
          <mn>0</mn>
        </msub>
        <mo stretchy="false">⊕</mo>
        <msub>
          <mi>m</mi>
          <mn>1</mn>
        </msub>
      </mrow>
      <mo stretchy="false">=</mo>
      <mrow>
        <msup>
          <mn>0</mn>
          <mi>n</mi>
        </msup>
        <mo stretchy="false">⊕</mo>
        <msup>
          <mn>1</mn>
          <mi>n</mi>
        </msup>
      </mrow>
      <mo stretchy="false">=</mo>
      <msup>
        <mn>1</mn>
        <mi>n</mi>
      </msup>
    </mrow>
    <annotation encoding="StarMath 5.0">m_0 oplus m_1 =0^n oplus 1^n =1^n</annotation>
  </semantics>
</math>
</file>

<file path=Object 18/content.xml><?xml version="1.0" encoding="utf-8"?>
<math xmlns="http://www.w3.org/1998/Math/MathML" display="block">
  <semantics>
    <mrow>
      <mrow>
        <msub>
          <mi>y</mi>
          <mn>1</mn>
        </msub>
        <mo stretchy="false">=</mo>
        <msub>
          <mi>F</mi>
          <mi>k</mi>
        </msub>
      </mrow>
      <mrow>
        <mo fence="true" stretchy="false">(</mo>
        <mrow>
          <mrow>
            <mn>0</mn>
            <mtext>||</mtext>
            <msub>
              <mi>x</mi>
              <mn>1</mn>
            </msub>
          </mrow>
        </mrow>
        <mo fence="true" stretchy="false">)</mo>
      </mrow>
    </mrow>
    <annotation encoding="StarMath 5.0">y_1=F_k( 0"||"x_1 )</annotation>
  </semantics>
</math>
</file>

<file path=Object 180/content.xml><?xml version="1.0" encoding="utf-8"?>
<math xmlns="http://www.w3.org/1998/Math/MathML" display="block">
  <semantics>
    <mrow>
      <mrow>
        <msub>
          <mi>c</mi>
          <mn>0</mn>
        </msub>
        <mo stretchy="false">⊕</mo>
        <msub>
          <mi>c</mi>
          <mn>1</mn>
        </msub>
      </mrow>
      <mo stretchy="false">=</mo>
      <msup>
        <mn>1</mn>
        <mi>n</mi>
      </msup>
    </mrow>
    <annotation encoding="StarMath 5.0">c_0 oplus c_1 = 1^n</annotation>
  </semantics>
</math>
</file>

<file path=Object 181/content.xml><?xml version="1.0" encoding="utf-8"?>
<math xmlns="http://www.w3.org/1998/Math/MathML" display="block">
  <semantics>
    <mrow>
      <mi>n</mi>
      <mo stretchy="false">≠</mo>
      <mn>2</mn>
    </mrow>
    <annotation encoding="StarMath 5.0">n &lt;&gt; 2</annotation>
  </semantics>
</math>
</file>

<file path=Object 182/content.xml><?xml version="1.0" encoding="utf-8"?>
<math xmlns="http://www.w3.org/1998/Math/MathML" display="block">
  <semantics>
    <mrow>
      <msub>
        <mi>l</mi>
        <mn>0</mn>
      </msub>
      <mo stretchy="false">≠</mo>
      <msub>
        <mi>l</mi>
        <mn>1</mn>
      </msub>
    </mrow>
    <annotation encoding="StarMath 5.0">l_0&lt;&gt;l_1</annotation>
  </semantics>
</math>
</file>

<file path=Object 183/content.xml><?xml version="1.0" encoding="utf-8"?>
<math xmlns="http://www.w3.org/1998/Math/MathML" display="block">
  <semantics>
    <mrow>
      <mrow>
        <msub>
          <mi>c</mi>
          <mn>0</mn>
        </msub>
        <mo stretchy="false">⊕</mo>
        <msub>
          <mi>c</mi>
          <mn>1</mn>
        </msub>
      </mrow>
      <mo stretchy="false">=</mo>
      <mrow>
        <msub>
          <mi>m</mi>
          <mn>0</mn>
        </msub>
        <mo stretchy="false">⊕</mo>
        <msub>
          <mi>m</mi>
          <mn>1</mn>
        </msub>
        <mo stretchy="false">⊕</mo>
        <msub>
          <mi>l</mi>
          <mn>0</mn>
        </msub>
        <mo stretchy="false">⊕</mo>
        <msub>
          <mi>l</mi>
          <mn>1</mn>
        </msub>
      </mrow>
      <mo stretchy="false">=</mo>
      <mrow>
        <msup>
          <mn>1</mn>
          <mi>n</mi>
        </msup>
        <mo stretchy="false">⊕</mo>
        <msub>
          <mi>l</mi>
          <mn>0</mn>
        </msub>
        <mo stretchy="false">⊕</mo>
        <msub>
          <mi>l</mi>
          <mn>1</mn>
        </msub>
      </mrow>
    </mrow>
    <annotation encoding="StarMath 5.0">c_0 oplus c_1 = m_0 oplus m_1 oplus l_0 oplus l_1 = 1^n oplus l_0 oplus l_1</annotation>
  </semantics>
</math>
</file>

<file path=Object 184/content.xml><?xml version="1.0" encoding="utf-8"?>
<math xmlns="http://www.w3.org/1998/Math/MathML" display="block">
  <semantics>
    <mrow>
      <msub>
        <mi>l</mi>
        <mn>0</mn>
      </msub>
      <mo stretchy="false">⊕</mo>
      <msub>
        <mi>l</mi>
        <mn>1</mn>
      </msub>
    </mrow>
    <annotation encoding="StarMath 5.0">l_0 oplus l_1</annotation>
  </semantics>
</math>
</file>

<file path=Object 185/content.xml><?xml version="1.0" encoding="utf-8"?>
<math xmlns="http://www.w3.org/1998/Math/MathML" display="block">
  <semantics>
    <mrow>
      <msub>
        <mi>l</mi>
        <mn>0</mn>
      </msub>
      <mo stretchy="false">≠</mo>
      <msub>
        <mi>l</mi>
        <mn>1</mn>
      </msub>
    </mrow>
    <annotation encoding="StarMath 5.0">l_0&lt;&gt;l_1</annotation>
  </semantics>
</math>
</file>

<file path=Object 186/content.xml><?xml version="1.0" encoding="utf-8"?>
<math xmlns="http://www.w3.org/1998/Math/MathML" display="block">
  <semantics>
    <mrow>
      <mrow>
        <msub>
          <mi>c</mi>
          <mn>0</mn>
        </msub>
        <mo stretchy="false">⊕</mo>
        <msub>
          <mi>c</mi>
          <mn>1</mn>
        </msub>
      </mrow>
      <mo stretchy="false">=</mo>
      <mrow>
        <msup>
          <mn>1</mn>
          <mi>n</mi>
        </msup>
        <mo stretchy="false">⊕</mo>
        <msub>
          <mi>l</mi>
          <mn>0</mn>
        </msub>
        <mo stretchy="false">⊕</mo>
        <msub>
          <mi>l</mi>
          <mn>1</mn>
        </msub>
      </mrow>
    </mrow>
    <annotation encoding="StarMath 5.0">c_0 oplus c_1 = 1^n oplus l_0 oplus l_1</annotation>
  </semantics>
</math>
</file>

<file path=Object 189/content.xml><?xml version="1.0" encoding="utf-8"?>
<math xmlns="http://www.w3.org/1998/Math/MathML" display="block">
  <semantics>
    <mrow>
      <mi>n</mi>
      <mo stretchy="false">≠</mo>
      <mn>4</mn>
    </mrow>
    <annotation encoding="StarMath 5.0">n&lt;&gt;4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i mathvariant="italic">NOT</mi>
      </mrow>
      <mrow>
        <mo fence="true" stretchy="false">(</mo>
        <mrow>
          <mi>B</mi>
        </mrow>
        <mo fence="true" stretchy="false">)</mo>
      </mrow>
    </mrow>
    <annotation encoding="StarMath 5.0">A=NOT( B )</annotation>
  </semantics>
</math>
</file>

<file path=Object 190/content.xml><?xml version="1.0" encoding="utf-8"?>
<math xmlns="http://www.w3.org/1998/Math/MathML" display="block">
  <semantics>
    <mrow>
      <mi>n</mi>
      <mo stretchy="false">≥</mo>
      <mn>5</mn>
    </mrow>
    <annotation encoding="StarMath 5.0">n &gt;= 5</annotation>
  </semantics>
</math>
</file>

<file path=Object 191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b>
                <mi>l</mi>
                <mn>0</mn>
              </msub>
              <mo stretchy="false">≠</mo>
              <msub>
                <mi>l</mi>
                <mn>1</mn>
              </msub>
            </mrow>
          </mrow>
          <mo fence="true" stretchy="false">]</mo>
        </mrow>
        <mo stretchy="false">+</mo>
        <mi mathvariant="italic">Pr</mi>
      </mrow>
      <mrow>
        <mrow>
          <mo fence="true" stretchy="false">[</mo>
          <mrow>
            <mrow>
              <msub>
                <mi>l</mi>
                <mn>0</mn>
              </msub>
              <mo stretchy="false">=</mo>
              <msub>
                <mi>l</mi>
                <mn>1</mn>
              </msub>
            </mrow>
          </mrow>
          <mo fence="true" stretchy="false">]</mo>
        </mrow>
        <mo stretchy="false">=</mo>
        <mrow>
          <mfrac>
            <mrow>
              <mi>n</mi>
              <mo stretchy="false">−</mo>
              <mn>1</mn>
            </mrow>
            <mi>n</mi>
          </mfrac>
          <mo stretchy="false">+</mo>
          <mfrac>
            <mn>1</mn>
            <mi>n</mi>
          </mfrac>
        </mrow>
        <mo stretchy="false">=</mo>
        <mn>1</mn>
      </mrow>
    </mrow>
    <annotation encoding="StarMath 5.0">Pr[ l_0&lt;&gt;l_1 ] + Pr[ l_0=l_1 ]= { n-1 }over n + 1 over n=1</annotation>
  </semantics>
</math>
</file>

<file path=Object 192/content.xml><?xml version="1.0" encoding="utf-8"?>
<math xmlns="http://www.w3.org/1998/Math/MathML" display="block">
  <semantics>
    <mrow>
      <mi>n</mi>
      <mo stretchy="false">≥</mo>
      <mn>2</mn>
    </mrow>
    <annotation encoding="StarMath 5.0">n &gt;= 2</annotation>
  </semantics>
</math>
</file>

<file path=Object 193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b>
                <mi mathvariant="italic">Priv</mi>
                <mi>k</mi>
              </msub>
              <mtable>
                <mtr>
                  <mtd>
                    <mi mathvariant="italic">mult</mi>
                  </mtd>
                </mtr>
                <mtr>
                  <mtd>
                    <mrow>
                      <mi>A</mi>
                      <mi>,</mi>
                      <mi mathvariant="normal">Π</mi>
                    </mrow>
                  </mtd>
                </mtr>
              </mtable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=</mo>
        <mfrac>
          <mn>1</mn>
          <mn>2</mn>
        </mfrac>
      </mrow>
      <mi mathvariant="italic">Pr</mi>
      <mrow>
        <mrow>
          <mo fence="true" stretchy="false">[</mo>
          <mrow>
            <mrow>
              <msub>
                <mi>l</mi>
                <mn>0</mn>
              </msub>
              <mo stretchy="false">≠</mo>
              <msub>
                <mi>l</mi>
                <mn>1</mn>
              </msub>
            </mrow>
          </mrow>
          <mo fence="true" stretchy="false">]</mo>
        </mrow>
        <mo stretchy="false">+</mo>
        <mfrac>
          <mn>1</mn>
          <mn>2</mn>
        </mfrac>
      </mrow>
      <mrow>
        <mn>1</mn>
        <mo stretchy="false">=</mo>
        <mfrac>
          <mn>1</mn>
          <mn>2</mn>
        </mfrac>
      </mrow>
      <mrow>
        <mrow>
          <mfrac>
            <mrow>
              <mi>n</mi>
              <mo stretchy="false">−</mo>
              <mn>1</mn>
            </mrow>
            <mi>n</mi>
          </mfrac>
          <mo stretchy="false">+</mo>
          <mfrac>
            <mn>1</mn>
            <mn>2</mn>
          </mfrac>
        </mrow>
        <mo stretchy="false">=</mo>
        <mfrac>
          <mn>1</mn>
          <mn>2</mn>
        </mfrac>
      </mrow>
      <mrow>
        <mrow>
          <mo fence="true" stretchy="false">(</mo>
          <mrow>
            <mfrac>
              <mrow>
                <mn>2</mn>
                <mrow>
                  <mi>n</mi>
                  <mo stretchy="false">−</mo>
                  <mn>1</mn>
                </mrow>
              </mrow>
              <mi>n</mi>
            </mfrac>
          </mrow>
          <mo fence="true" stretchy="false">)</mo>
        </mrow>
        <mo stretchy="false">=</mo>
        <mfrac>
          <mrow>
            <mn>2</mn>
            <mrow>
              <mi>n</mi>
              <mo stretchy="false">−</mo>
              <mn>1</mn>
            </mrow>
          </mrow>
          <mrow>
            <mn>2</mn>
            <mi>n</mi>
          </mrow>
        </mfrac>
        <mo stretchy="false">≥</mo>
        <mfrac>
          <mn>9</mn>
          <mn>10</mn>
        </mfrac>
        <mo stretchy="false">&gt;</mo>
        <mrow>
          <mfrac>
            <mn>1</mn>
            <mn>2</mn>
          </mfrac>
          <mo stretchy="false">+</mo>
          <mi mathvariant="italic">negl</mi>
        </mrow>
      </mrow>
      <mrow>
        <mo fence="true" stretchy="false">(</mo>
        <mrow>
          <mi>n</mi>
        </mrow>
        <mo fence="true" stretchy="false">)</mo>
      </mrow>
    </mrow>
    <annotation encoding="StarMath 5.0">Pr[ Priv_k binom{mult}{A,%PI}  (n)=1]= 1 over 2 Pr[ l_0&lt;&gt;l_1 ] + 1 over 2 1  = 1over2{ n-1 }over n +1over2 = 1over2({2n-1 }over n)={2n-1}over{2n}&gt;=9over10 &gt; 1over2 + negl( n )</annotation>
  </semantics>
</math>
</file>

<file path=Object 194/content.xml><?xml version="1.0" encoding="utf-8"?>
<math xmlns="http://www.w3.org/1998/Math/MathML" display="block">
  <semantics>
    <mrow>
      <mi>n</mi>
      <mo stretchy="false">≥</mo>
      <mn>5</mn>
    </mrow>
    <annotation encoding="StarMath 5.0">n&gt;=5</annotation>
  </semantics>
</math>
</file>

<file path=Object 195/content.xml><?xml version="1.0" encoding="utf-8"?>
<math xmlns="http://www.w3.org/1998/Math/MathML" display="block">
  <semantics>
    <mrow>
      <mi>n</mi>
      <mo stretchy="false">≥</mo>
      <mn>6</mn>
    </mrow>
    <annotation encoding="StarMath 5.0">n&gt;=6</annotation>
  </semantics>
</math>
</file>

<file path=Object 2/content.xml><?xml version="1.0" encoding="utf-8"?>
<math xmlns="http://www.w3.org/1998/Math/MathML" display="block">
  <semantics>
    <mrow>
      <mi>s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s in lbrace 0,1 rbrace ^n</annotation>
  </semantics>
</math>
</file>

<file path=Object 20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p>
                <mi>D</mi>
                <mrow>
                  <mi>f</mi>
                  <mrow>
                    <mo fence="true" stretchy="false">(</mo>
                    <mrow>
                      <mrow>
                        <mrow/>
                        <mo stretchy="false">⋅</mo>
                        <mrow/>
                      </mrow>
                    </mrow>
                    <mo fence="true" stretchy="false">)</mo>
                  </mrow>
                </mrow>
              </msup>
              <mrow>
                <mrow>
                  <mo fence="true" stretchy="false">(</mo>
                  <mrow>
                    <msup>
                      <mn>1</mn>
                      <mi>n</mi>
                    </msup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=</mo>
        <mfrac>
          <mn>1</mn>
          <msup>
            <mn>2</mn>
            <mrow>
              <mn>3</mn>
              <mi>n</mi>
            </mrow>
          </msup>
        </mfrac>
      </mrow>
    </mrow>
    <annotation encoding="StarMath 5.0">Pr[D^{f({}cdot{})}(1^n)=1] = 1 over 2^3n</annotation>
  </semantics>
</math>
</file>

<file path=Object 21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p>
                <mi>D</mi>
                <mrow>
                  <msub>
                    <mi>F</mi>
                    <mi>k</mi>
                  </msub>
                  <mrow>
                    <mo fence="true" stretchy="false">(</mo>
                    <mrow>
                      <mrow>
                        <mrow/>
                        <mo stretchy="false">⋅</mo>
                        <mrow/>
                      </mrow>
                    </mrow>
                    <mo fence="true" stretchy="false">)</mo>
                  </mrow>
                </mrow>
              </msup>
              <mrow>
                <mrow>
                  <mo fence="true" stretchy="false">(</mo>
                  <mrow>
                    <msup>
                      <mn>1</mn>
                      <mi>n</mi>
                    </msup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=</mo>
        <mn>1</mn>
      </mrow>
    </mrow>
    <annotation encoding="StarMath 5.0">Pr[D^{F_k({}cdot{})}(1^n)=1] = 1</annotation>
  </semantics>
</math>
</file>

<file path=Object 22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Pr</mi>
              <mrow>
                <mrow>
                  <mo fence="true" stretchy="false">[</mo>
                  <mrow>
                    <mrow>
                      <msup>
                        <mi>D</mi>
                        <mrow>
                          <msub>
                            <mi>F</mi>
                            <mi>k</mi>
                          </msub>
                          <mrow>
                            <mo fence="true" stretchy="false">(</mo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</mrow>
                            <mo fence="true" stretchy="false">)</mo>
                          </mrow>
                        </mrow>
                      </msup>
                      <mrow>
                        <mrow>
                          <mo fence="true" stretchy="false">(</mo>
                          <mrow>
                            <msup>
                              <mn>1</mn>
                              <mi>n</mi>
                            </msup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row>
                  <mo fence="true" stretchy="false">]</mo>
                </mrow>
                <mo stretchy="false">−</mo>
                <mi mathvariant="italic">Pr</mi>
              </mrow>
              <mrow>
                <mo fence="true" stretchy="false">[</mo>
                <mrow>
                  <mrow>
                    <msup>
                      <mi>D</mi>
                      <mrow>
                        <mi>f</mi>
                        <mrow>
                          <mo fence="true" stretchy="false">(</mo>
                          <mrow>
                            <mrow>
                              <mrow/>
                              <mo stretchy="false">⋅</mo>
                              <mrow/>
                            </mrow>
                          </mrow>
                          <mo fence="true" stretchy="false">)</mo>
                        </mrow>
                      </mrow>
                    </msup>
                    <mrow>
                      <mrow>
                        <mo fence="true" stretchy="false">(</mo>
                        <mrow>
                          <msup>
                            <mn>1</mn>
                            <mi>n</mi>
                          </msup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</mrow>
          </mrow>
          <mo fence="true" stretchy="true">|</mo>
        </mrow>
        <mo stretchy="false">=</mo>
        <mrow>
          <mn>1</mn>
          <mo stretchy="false">−</mo>
          <mfrac>
            <mn>1</mn>
            <msup>
              <mn>2</mn>
              <mrow>
                <mn>3</mn>
                <mi>n</mi>
              </mrow>
            </msup>
          </mfrac>
        </mrow>
        <mo stretchy="false">&gt;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abs { Pr[D^{F_k({}cdot{})}(1^n)=1]-Pr[D^{f({}cdot{})}(1^n)=1] } = 1-1over 2^3n &gt;negl( n )</annotation>
  </semantics>
</math>
</file>

<file path=Object 23/content.xml><?xml version="1.0" encoding="utf-8"?>
<math xmlns="http://www.w3.org/1998/Math/MathML" display="block">
  <semantics>
    <mrow>
      <mi>b</mi>
      <mo stretchy="false">∈</mo>
      <mrow>
        <mo fence="true" stretchy="false">{</mo>
        <mrow>
          <mn>0,1</mn>
        </mrow>
        <mo fence="true" stretchy="false">}</mo>
      </mrow>
    </mrow>
    <annotation encoding="StarMath 5.0">b in lbrace 0,1 rbrace</annotation>
  </semantics>
</math>
</file>

<file path=Object 24/content.xml><?xml version="1.0" encoding="utf-8"?>
<math xmlns="http://www.w3.org/1998/Math/MathML" display="block">
  <semantics>
    <mrow>
      <mi>c</mi>
      <mo stretchy="false">←</mo>
      <msub>
        <mi mathvariant="italic">Enc</mi>
        <mi>k</mi>
      </msub>
      <mrow>
        <mo fence="true" stretchy="false">(</mo>
        <mrow>
          <msub>
            <mi>m</mi>
            <mi>b</mi>
          </msub>
        </mrow>
        <mo fence="true" stretchy="false">)</mo>
      </mrow>
    </mrow>
    <annotation encoding="StarMath 5.0">c leftarrow Enc_k( m_b )</annotation>
  </semantics>
</math>
</file>

<file path=Object 25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 mathvariant="italic">PrivK</mi>
              <mtable>
                <mtr>
                  <mtd>
                    <mi mathvariant="italic">eav</mi>
                  </mtd>
                </mtr>
                <mtr>
                  <mtd>
                    <mrow>
                      <mi>A</mi>
                      <mi>,</mi>
                      <mi mathvariant="normal">Π</mi>
                    </mrow>
                  </mtd>
                </mtr>
              </mtable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=</mo>
        <mn>1</mn>
        <mo stretchy="false">&gt;</mo>
        <mrow>
          <mfrac>
            <mn>1</mn>
            <mn>2</mn>
          </mfrac>
          <mo stretchy="false">+</mo>
          <mi mathvariant="italic">negl</mi>
        </mrow>
      </mrow>
      <mrow>
        <mo fence="true" stretchy="false">(</mo>
        <mrow>
          <mn>2</mn>
        </mrow>
        <mo fence="true" stretchy="false">)</mo>
      </mrow>
    </mrow>
    <annotation encoding="StarMath 5.0">Pr[PrivK binom{eav}{A,%PI} ( 2 )=1]=1 &gt;1 over 2 + negl( 2 )</annotation>
  </semantics>
</math>
</file>

<file path=Object 26/content.xml><?xml version="1.0" encoding="utf-8"?>
<math xmlns="http://www.w3.org/1998/Math/MathML" display="block">
  <semantics>
    <mrow>
      <mi>A</mi>
      <mrow>
        <mrow>
          <mo fence="true" stretchy="false">(</mo>
          <mrow>
            <mi>c</mi>
          </mrow>
          <mo fence="true" stretchy="false">)</mo>
        </mrow>
        <mo stretchy="false">=</mo>
        <msub>
          <mi>c</mi>
          <mrow>
            <mrow>
              <mo fence="true" stretchy="true">|</mo>
              <mrow>
                <mi>c</mi>
              </mrow>
              <mo fence="true" stretchy="true">|</mo>
            </mrow>
            <mo stretchy="false">−</mo>
            <mn>1</mn>
          </mrow>
        </msub>
      </mrow>
    </mrow>
    <annotation encoding="StarMath 5.0">A( c ) = c_{ abs c -1}</annotation>
  </semantics>
</math>
</file>

<file path=Object 27/content.xml><?xml version="1.0" encoding="utf-8"?>
<math xmlns="http://www.w3.org/1998/Math/MathML" display="block">
  <semantics>
    <mrow>
      <mi mathvariant="normal">Π</mi>
      <mi>'</mi>
    </mrow>
    <annotation encoding="StarMath 5.0">%PI'</annotation>
  </semantics>
</math>
</file>

<file path=Object 28/content.xml><?xml version="1.0" encoding="utf-8"?>
<math xmlns="http://www.w3.org/1998/Math/MathML" display="block">
  <semantics>
    <mrow>
      <mrow>
        <mrow/>
        <mo stretchy="false">⊕</mo>
        <mn>00</mn>
      </mrow>
      <mo stretchy="false">=</mo>
      <mn>0</mn>
    </mrow>
    <annotation encoding="StarMath 5.0">{}oplus {00 }=0</annotation>
  </semantics>
</math>
</file>

<file path=Object 29/content.xml><?xml version="1.0" encoding="utf-8"?>
<math xmlns="http://www.w3.org/1998/Math/MathML" display="block">
  <semantics>
    <mrow>
      <mrow>
        <mrow/>
        <mo stretchy="false">⊕</mo>
        <mn>01</mn>
      </mrow>
      <mo stretchy="false">=</mo>
      <mn>1</mn>
    </mrow>
    <annotation encoding="StarMath 5.0">{}oplus {01 }=1</annotation>
  </semantics>
</math>
</file>

<file path=Object 3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Pr</mi>
              <mrow>
                <mrow>
                  <mo fence="true" stretchy="false">[</mo>
                  <mrow>
                    <mrow>
                      <mi>D</mi>
                      <mrow>
                        <mrow>
                          <mo fence="true" stretchy="fals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row>
                  <mo fence="true" stretchy="false">]</mo>
                </mrow>
                <mo stretchy="false">−</mo>
                <mi mathvariant="italic">Pr</mi>
              </mrow>
              <mrow>
                <mo fence="true" stretchy="false">[</mo>
                <mrow>
                  <mrow>
                    <mi>D</mi>
                    <mrow>
                      <mrow>
                        <mo fence="true" stretchy="false">(</mo>
                        <mrow>
                          <mi>r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</mrow>
          </mrow>
          <mo fence="true" stretchy="true">|</mo>
        </mrow>
        <mo stretchy="false">≤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abs { Pr[ D(G(s)) = 1 ] - Pr[D(r)=1]}  &lt;= negl( n )</annotation>
  </semantics>
</math>
</file>

<file path=Object 30/content.xml><?xml version="1.0" encoding="utf-8"?>
<math xmlns="http://www.w3.org/1998/Math/MathML" display="block">
  <semantics>
    <mrow>
      <msub>
        <mi mathvariant="italic">Enc</mi>
        <mi>k</mi>
      </msub>
      <mi>’</mi>
      <mrow>
        <mo fence="true" stretchy="false">(</mo>
        <mrow>
          <msub>
            <mi>m</mi>
            <mn>0</mn>
          </msub>
        </mrow>
        <mo fence="true" stretchy="false">)</mo>
      </mrow>
    </mrow>
    <annotation encoding="StarMath 5.0">Enc_k’(m_0)</annotation>
  </semantics>
</math>
</file>

<file path=Object 31/content.xml><?xml version="1.0" encoding="utf-8"?>
<math xmlns="http://www.w3.org/1998/Math/MathML" display="block">
  <semantics>
    <mrow>
      <msub>
        <mi mathvariant="italic">Enc</mi>
        <mi>k</mi>
      </msub>
      <mi>’</mi>
      <mrow>
        <mo fence="true" stretchy="false">(</mo>
        <mrow>
          <msub>
            <mi>m</mi>
            <mn>1</mn>
          </msub>
        </mrow>
        <mo fence="true" stretchy="false">)</mo>
      </mrow>
    </mrow>
    <annotation encoding="StarMath 5.0">Enc_k’(m_1)</annotation>
  </semantics>
</math>
</file>

<file path=Object 32/content.xml><?xml version="1.0" encoding="utf-8"?>
<math xmlns="http://www.w3.org/1998/Math/MathML" display="block">
  <semantics>
    <mrow>
      <mi>b</mi>
      <mo stretchy="false">=</mo>
      <mn>0</mn>
    </mrow>
    <annotation encoding="StarMath 5.0">b=0</annotation>
  </semantics>
</math>
</file>

<file path=Object 33/content.xml><?xml version="1.0" encoding="utf-8"?>
<math xmlns="http://www.w3.org/1998/Math/MathML" display="block">
  <semantics>
    <mrow>
      <mi>b</mi>
      <mrow>
        <mi>'</mi>
        <mo stretchy="false">=</mo>
        <mn>0</mn>
      </mrow>
    </mrow>
    <annotation encoding="StarMath 5.0">b'=0</annotation>
  </semantics>
</math>
</file>

<file path=Object 34/content.xml><?xml version="1.0" encoding="utf-8"?>
<math xmlns="http://www.w3.org/1998/Math/MathML" display="block">
  <semantics>
    <mrow>
      <mi>b</mi>
      <mo stretchy="false">=</mo>
      <mn>1</mn>
    </mrow>
    <annotation encoding="StarMath 5.0">b=1</annotation>
  </semantics>
</math>
</file>

<file path=Object 35/content.xml><?xml version="1.0" encoding="utf-8"?>
<math xmlns="http://www.w3.org/1998/Math/MathML" display="block">
  <semantics>
    <mrow>
      <mi>b</mi>
      <mrow>
        <mi>'</mi>
        <mo stretchy="false">=</mo>
        <mn>1</mn>
      </mrow>
    </mrow>
    <annotation encoding="StarMath 5.0">b'=1</annotation>
  </semantics>
</math>
</file>

<file path=Object 36/content.xml><?xml version="1.0" encoding="utf-8"?>
<math xmlns="http://www.w3.org/1998/Math/MathML" display="block">
  <semantics>
    <mrow>
      <mi mathvariant="normal">Π</mi>
      <mi>'</mi>
    </mrow>
    <annotation encoding="StarMath 5.0">%PI'</annotation>
  </semantics>
</math>
</file>

<file path=Object 37/content.xml><?xml version="1.0" encoding="utf-8"?>
<math xmlns="http://www.w3.org/1998/Math/MathML" display="block">
  <semantics>
    <mrow>
      <mi>n</mi>
      <mo stretchy="false">∈</mo>
      <msup>
        <mi>Z</mi>
        <mrow>
          <mo stretchy="false">+</mo>
          <mrow/>
        </mrow>
      </msup>
    </mrow>
    <annotation encoding="StarMath 5.0">n in Z^+{  }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Pr</mi>
              <mrow>
                <mrow>
                  <mo fence="true" stretchy="false">[</mo>
                  <mrow>
                    <mrow>
                      <mi>D</mi>
                      <mrow>
                        <mrow>
                          <mo fence="true" stretchy="fals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row>
                  <mo fence="true" stretchy="false">]</mo>
                </mrow>
                <mo stretchy="false">−</mo>
                <mi mathvariant="italic">Pr</mi>
              </mrow>
              <mrow>
                <mo fence="true" stretchy="false">[</mo>
                <mrow>
                  <mrow>
                    <mi>D</mi>
                    <mrow>
                      <mrow>
                        <mo fence="true" stretchy="false">(</mo>
                        <mrow>
                          <mi>r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</mrow>
          </mrow>
          <mo fence="true" stretchy="true">|</mo>
        </mrow>
        <mo stretchy="false">≤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abs { Pr[ D(G(s)) = 1 ] - Pr[D(r)=1]} &lt;=  negl( n )</annotation>
  </semantics>
</math>
</file>

<file path=Object 39/content.xml><?xml version="1.0" encoding="utf-8"?>
<math xmlns="http://www.w3.org/1998/Math/MathML" display="block">
  <semantics>
    <mrow>
      <mi>D</mi>
      <mi>'</mi>
      <mrow>
        <mrow>
          <mo fence="true" stretchy="false">(</mo>
          <mrow>
            <mi>s</mi>
          </mrow>
          <mo fence="true" stretchy="false">)</mo>
        </mrow>
        <mo stretchy="false">=</mo>
        <mi>D</mi>
      </mrow>
      <mrow>
        <mo fence="true" stretchy="false">(</mo>
        <mrow>
          <mrow>
            <mi mathvariant="italic">NOT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D'(s) = D( NOT(s) )</annotation>
  </semantics>
</math>
</file>

<file path=Object 4/content.xml><?xml version="1.0" encoding="utf-8"?>
<math xmlns="http://www.w3.org/1998/Math/MathML" display="block">
  <semantics>
    <mrow>
      <mi>F</mi>
      <mrow>
        <mrow>
          <mrow>
            <mo fence="true" stretchy="false">(</mo>
            <mrow>
              <mi>Y</mi>
            </mrow>
            <mo fence="true" stretchy="false">)</mo>
          </mrow>
          <mo stretchy="false">⊕</mo>
          <mi>Z</mi>
        </mrow>
        <mo stretchy="false">=</mo>
        <msup>
          <mn>0</mn>
          <mrow>
            <mn>2</mn>
            <mi>n</mi>
          </mrow>
        </msup>
      </mrow>
    </mrow>
    <annotation encoding="StarMath 5.0">F(Y)  oplus Z = 0^2n</annotation>
  </semantics>
</math>
</file>

<file path=Object 40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Pr</mi>
              <mrow>
                <mrow>
                  <mo fence="true" stretchy="false">[</mo>
                  <mrow>
                    <mrow>
                      <mi>D</mi>
                      <mrow>
                        <mrow>
                          <mo fence="true" stretchy="false">(</mo>
                          <mrow>
                            <mrow>
                              <mi>G</mi>
                              <mi>'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row>
                  <mo fence="true" stretchy="false">]</mo>
                </mrow>
                <mo stretchy="false">−</mo>
                <mi mathvariant="italic">Pr</mi>
              </mrow>
              <mrow>
                <mo fence="true" stretchy="false">[</mo>
                <mrow>
                  <mrow>
                    <mi>D</mi>
                    <mrow>
                      <mrow>
                        <mo fence="true" stretchy="false">(</mo>
                        <mrow>
                          <mi>r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</mrow>
          </mrow>
          <mo fence="true" stretchy="true">|</mo>
        </mrow>
        <mo stretchy="false">≤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abs { Pr[ D(G'(s)) = 1 ] - Pr[D(r)=1]} &lt;=  negl( n )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Pr</mi>
              <mrow>
                <mrow>
                  <mo fence="true" stretchy="false">[</mo>
                  <mrow>
                    <mrow>
                      <mi>D</mi>
                      <mi>'</mi>
                      <mrow>
                        <mrow>
                          <mo fence="true" stretchy="fals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row>
                  <mo fence="true" stretchy="false">]</mo>
                </mrow>
                <mo stretchy="false">−</mo>
                <mi mathvariant="italic">Pr</mi>
              </mrow>
              <mrow>
                <mo fence="true" stretchy="false">[</mo>
                <mrow>
                  <mrow>
                    <mi>D</mi>
                    <mi>'</mi>
                    <mrow>
                      <mrow>
                        <mo fence="true" stretchy="false">(</mo>
                        <mrow>
                          <mi>r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</mrow>
          </mrow>
          <mo fence="true" stretchy="true">|</mo>
        </mrow>
        <mo stretchy="false">≤</mo>
        <mi mathvariant="italic">negl</mi>
      </mrow>
      <mrow>
        <mo fence="true" stretchy="false">(</mo>
        <mrow>
          <mi>n</mi>
        </mrow>
        <mo fence="true" stretchy="false">)</mo>
      </mrow>
      <mo stretchy="false">⇒</mo>
    </mrow>
    <annotation encoding="StarMath 5.0">abs { Pr[ D'(G(s)) = 1 ] - Pr[D'(r)=1]} &lt;=  negl( n ) drarrow</annotation>
  </semantics>
</math>
</file>

<file path=Object 42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Pr</mi>
              <mrow>
                <mrow>
                  <mo fence="true" stretchy="false">[</mo>
                  <mrow>
                    <mrow>
                      <mi>D</mi>
                      <mi>'</mi>
                      <mrow>
                        <mrow>
                          <mo fence="true" stretchy="false">(</mo>
                          <mrow>
                            <mrow>
                              <mi mathvariant="italic">NOT</mi>
                              <mi>G</mi>
                              <mi>'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row>
                  <mo fence="true" stretchy="false">]</mo>
                </mrow>
                <mo stretchy="false">−</mo>
                <mi mathvariant="italic">Pr</mi>
              </mrow>
              <mrow>
                <mo fence="true" stretchy="false">[</mo>
                <mrow>
                  <mrow>
                    <mi>D</mi>
                    <mi>'</mi>
                    <mrow>
                      <mrow>
                        <mo fence="true" stretchy="false">(</mo>
                        <mrow>
                          <mi>r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</mrow>
          </mrow>
          <mo fence="true" stretchy="true">|</mo>
        </mrow>
        <mo stretchy="false">≤</mo>
        <mi mathvariant="italic">negl</mi>
      </mrow>
      <mrow>
        <mo fence="true" stretchy="false">(</mo>
        <mrow>
          <mi>n</mi>
        </mrow>
        <mo fence="true" stretchy="false">)</mo>
      </mrow>
      <mo stretchy="false">⇒</mo>
    </mrow>
    <annotation encoding="StarMath 5.0">abs { Pr[ D'(NOT G'(s)) = 1 ] - Pr[D'(r)=1]} &lt;=  negl( n ) drarrow</annotation>
  </semantics>
</math>
</file>

<file path=Object 43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Pr</mi>
              <mrow>
                <mrow>
                  <mo fence="true" stretchy="false">[</mo>
                  <mrow>
                    <mrow>
                      <mi>D</mi>
                      <mrow>
                        <mrow>
                          <mo fence="true" stretchy="false">(</mo>
                          <mrow>
                            <mrow>
                              <mi>G</mi>
                              <mi>'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row>
                  <mo fence="true" stretchy="false">]</mo>
                </mrow>
                <mo stretchy="false">−</mo>
                <mi mathvariant="italic">Pr</mi>
              </mrow>
              <mrow>
                <mo fence="true" stretchy="false">[</mo>
                <mrow>
                  <mrow>
                    <mi>D</mi>
                    <mi>'</mi>
                    <mrow>
                      <mrow>
                        <mo fence="true" stretchy="false">(</mo>
                        <mrow>
                          <mi>r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</mrow>
          </mrow>
          <mo fence="true" stretchy="true">|</mo>
        </mrow>
        <mo stretchy="false">≤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abs { Pr[ D( G'(s)) = 1 ] - Pr[D'(r)=1]} &lt;=  negl( n )</annotation>
  </semantics>
</math>
</file>

<file path=Object 44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D</mi>
              <mi>'</mi>
              <mrow>
                <mrow>
                  <mo fence="true" stretchy="false">(</mo>
                  <mrow>
                    <mi>r</mi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=</mo>
        <mi mathvariant="italic">Pr</mi>
      </mrow>
      <mrow>
        <mo fence="true" stretchy="false">[</mo>
        <mrow>
          <mrow>
            <mi>D</mi>
            <mrow>
              <mrow>
                <mo fence="true" stretchy="false">(</mo>
                <mrow>
                  <mrow>
                    <mi mathvariant="italic">NOT</mi>
                    <mrow>
                      <mo fence="true" stretchy="false">(</mo>
                      <mrow>
                        <mi>r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n>1</mn>
            </mrow>
          </mrow>
        </mrow>
        <mo fence="true" stretchy="false">]</mo>
      </mrow>
    </mrow>
    <annotation encoding="StarMath 5.0">Pr[D'(r)=1]=Pr[D(NOT( r))=1]</annotation>
  </semantics>
</math>
</file>

<file path=Object 45/content.xml><?xml version="1.0" encoding="utf-8"?>
<math xmlns="http://www.w3.org/1998/Math/MathML" display="block">
  <semantics>
    <msup>
      <mrow>
        <mo fence="true" stretchy="false">{</mo>
        <mrow>
          <mn>0,1</mn>
        </mrow>
        <mo fence="true" stretchy="false">}</mo>
      </mrow>
      <mrow>
        <mi>l</mi>
        <mrow>
          <mo fence="true" stretchy="false">(</mo>
          <mrow>
            <mi>n</mi>
          </mrow>
          <mo fence="true" stretchy="false">)</mo>
        </mrow>
      </mrow>
    </msup>
    <annotation encoding="StarMath 5.0"> lbrace 0,1 rbrace ^{l( n )}</annotation>
  </semantics>
</math>
</file>

<file path=Object 46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D</mi>
              <mrow>
                <mrow>
                  <mo fence="true" stretchy="false">(</mo>
                  <mrow>
                    <mrow>
                      <mi mathvariant="italic">NOT</mi>
                      <mrow>
                        <mo fence="true" stretchy="false">(</mo>
                        <mrow>
                          <mi>r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=</mo>
        <mi mathvariant="italic">Pr</mi>
      </mrow>
      <mrow>
        <mo fence="true" stretchy="false">[</mo>
        <mrow>
          <mrow>
            <mi>D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1</mn>
            </mrow>
          </mrow>
        </mrow>
        <mo fence="true" stretchy="false">]</mo>
      </mrow>
    </mrow>
    <annotation encoding="StarMath 5.0">Pr[D(NOT( r))=1]=Pr[D( r)=1]</annotation>
  </semantics>
</math>
</file>

<file path=Object 47/content.xml><?xml version="1.0" encoding="utf-8"?>
<math xmlns="http://www.w3.org/1998/Math/MathML" display="block">
  <semantics>
    <mrow>
      <mi mathvariant="normal">Σ</mi>
      <mrow>
        <mi>s</mi>
        <mo stretchy="false">=</mo>
        <mn>2</mn>
      </mrow>
    </mrow>
    <annotation encoding="StarMath 5.0">%SIGMA s=2</annotation>
  </semantics>
</math>
</file>

<file path=Object 48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Pr</mi>
              <mrow>
                <mrow>
                  <mo fence="true" stretchy="false">[</mo>
                  <mrow>
                    <mrow>
                      <mi>D</mi>
                      <mrow>
                        <mrow>
                          <mo fence="true" stretchy="fals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row>
                  <mo fence="true" stretchy="false">]</mo>
                </mrow>
                <mo stretchy="false">−</mo>
                <mi mathvariant="italic">Pr</mi>
              </mrow>
              <mrow>
                <mo fence="true" stretchy="false">[</mo>
                <mrow>
                  <mrow>
                    <mi>D</mi>
                    <mrow>
                      <mrow>
                        <mo fence="true" stretchy="false">(</mo>
                        <mrow>
                          <mi>r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</mrow>
          </mrow>
          <mo fence="true" stretchy="true">|</mo>
        </mrow>
        <mo stretchy="false">≤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abs { Pr[ D(G(s)) = 1 ] - Pr[D(r)=1]} &lt;=  negl( n )</annotation>
  </semantics>
</math>
</file>

<file path=Object 49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Pr</mi>
              <mrow>
                <mrow>
                  <mo fence="true" stretchy="false">[</mo>
                  <mrow>
                    <mrow>
                      <mi>D</mi>
                      <mrow>
                        <mrow>
                          <mo fence="true" stretchy="false">(</mo>
                          <mrow>
                            <mrow>
                              <mi>G</mi>
                              <mi>'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row>
                  <mo fence="true" stretchy="false">]</mo>
                </mrow>
                <mo stretchy="false">−</mo>
                <mi mathvariant="italic">Pr</mi>
              </mrow>
              <mrow>
                <mo fence="true" stretchy="false">[</mo>
                <mrow>
                  <mrow>
                    <mi>D</mi>
                    <mrow>
                      <mrow>
                        <mo fence="true" stretchy="false">(</mo>
                        <mrow>
                          <mi>r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</mrow>
          </mrow>
          <mo fence="true" stretchy="true">|</mo>
        </mrow>
        <mo stretchy="false">≤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abs { Pr[ D(G'(s)) = 1 ] - Pr[D(r)=1]} &lt;=  negl( n )</annotation>
  </semantics>
</math>
</file>

<file path=Object 5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D</mi>
              <mrow>
                <mrow>
                  <mo fence="true" stretchy="false">(</mo>
                  <mrow>
                    <mrow>
                      <mi>G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=</mo>
        <mn>1</mn>
      </mrow>
    </mrow>
    <annotation encoding="StarMath 5.0">Pr[ D(G(s)) = 1 ] = 1</annotation>
  </semantics>
</math>
</file>

<file path=Object 50/content.xml><?xml version="1.0" encoding="utf-8"?>
<math xmlns="http://www.w3.org/1998/Math/MathML" display="block">
  <semantics>
    <mrow>
      <msub>
        <mi mathvariant="italic">Dec</mi>
        <mi>k</mi>
      </msub>
      <mrow>
        <mrow>
          <mo fence="true" stretchy="false">(</mo>
          <mrow>
            <mrow>
              <msub>
                <mi mathvariant="italic">Enc</mi>
                <mi>k</mi>
              </msub>
              <mrow>
                <mo fence="true" stretchy="false">(</mo>
                <mrow>
                  <mi>m</mi>
                </mrow>
                <mo fence="true" stretchy="false">)</mo>
              </mrow>
            </mrow>
          </mrow>
          <mo fence="true" stretchy="false">)</mo>
        </mrow>
        <mo stretchy="false">=</mo>
        <mi>m</mi>
      </mrow>
    </mrow>
    <annotation encoding="StarMath 5.0">Dec_k( Enc_k(m) ) = m</annotation>
  </semantics>
</math>
</file>

<file path=Object 51/content.xml><?xml version="1.0" encoding="utf-8"?>
<math xmlns="http://www.w3.org/1998/Math/MathML" display="block">
  <semantics>
    <mrow>
      <mi>n</mi>
      <mo stretchy="false">≥</mo>
      <mn>6</mn>
    </mrow>
    <annotation encoding="StarMath 5.0">n &gt;=6</annotation>
  </semantics>
</math>
</file>

<file path=Object 52/content.xml><?xml version="1.0" encoding="utf-8"?>
<math xmlns="http://www.w3.org/1998/Math/MathML" display="block">
  <semantics>
    <mrow>
      <mi>m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m in lbrace 0,1 rbrace ^n</annotation>
  </semantics>
</math>
</file>

<file path=Object 53/content.xml><?xml version="1.0" encoding="utf-8"?>
<math xmlns="http://www.w3.org/1998/Math/MathML" display="block">
  <semantics>
    <mrow>
      <mrow>
        <mrow>
          <mo fence="true" stretchy="false">(</mo>
          <mrow>
            <mrow>
              <mi>c</mi>
              <mi>,</mi>
              <mi>l</mi>
            </mrow>
          </mrow>
          <mo fence="true" stretchy="false">)</mo>
        </mrow>
        <mo stretchy="false">=</mo>
        <msub>
          <mi mathvariant="italic">Enc</mi>
          <mi>k</mi>
        </msub>
      </mrow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false">(</mo>
          <mrow>
            <mrow>
              <mrow>
                <mi>m</mi>
                <mo stretchy="false">⊕</mo>
                <mi>k</mi>
                <mo stretchy="false">⊕</mo>
                <mi>l</mi>
              </mrow>
              <mi>,</mi>
              <mi>l</mi>
            </mrow>
          </mrow>
          <mo fence="true" stretchy="false">)</mo>
        </mrow>
      </mrow>
    </mrow>
    <annotation encoding="StarMath 5.0">(c,l) = Enc_k( m ) = ( m oplus k oplus l, l )</annotation>
  </semantics>
</math>
</file>

<file path=Object 54/content.xml><?xml version="1.0" encoding="utf-8"?>
<math xmlns="http://www.w3.org/1998/Math/MathML" display="block">
  <semantics>
    <mrow>
      <msub>
        <mi mathvariant="italic">Dec</mi>
        <mi>k</mi>
      </msub>
      <mrow>
        <mrow>
          <mo fence="true" stretchy="false">(</mo>
          <mrow>
            <mrow>
              <mi>c</mi>
              <mi>,</mi>
              <mi>l</mi>
            </mrow>
          </mrow>
          <mo fence="true" stretchy="false">)</mo>
        </mrow>
        <mo stretchy="false">=</mo>
        <mrow>
          <mi>c</mi>
          <mo stretchy="false">⊕</mo>
          <mi>k</mi>
          <mo stretchy="false">⊕</mo>
          <mi>l</mi>
        </mrow>
      </mrow>
    </mrow>
    <annotation encoding="StarMath 5.0">Dec_k( c,l )= c oplus k oplus l</annotation>
  </semantics>
</math>
</file>

<file path=Object 55/content.xml><?xml version="1.0" encoding="utf-8"?>
<math xmlns="http://www.w3.org/1998/Math/MathML" display="block">
  <semantics>
    <mrow>
      <msub>
        <mi mathvariant="italic">Dec</mi>
        <mi>k</mi>
      </msub>
      <mrow>
        <mrow>
          <mo fence="true" stretchy="false">(</mo>
          <mrow>
            <mrow>
              <msub>
                <mi mathvariant="italic">Enc</mi>
                <mi>k</mi>
              </msub>
              <mrow>
                <mo fence="true" stretchy="false">(</mo>
                <mrow>
                  <mi>m</mi>
                </mrow>
                <mo fence="true" stretchy="false">)</mo>
              </mrow>
            </mrow>
          </mrow>
          <mo fence="true" stretchy="false">)</mo>
        </mrow>
        <mo stretchy="false">=</mo>
        <msub>
          <mi mathvariant="italic">Dec</mi>
          <mi>k</mi>
        </msub>
      </mrow>
      <mrow>
        <mrow>
          <mo fence="true" stretchy="false">(</mo>
          <mrow>
            <mrow>
              <mrow>
                <mi>m</mi>
                <mo stretchy="false">⊕</mo>
                <mi>k</mi>
                <mo stretchy="false">⊕</mo>
                <mi>l</mi>
              </mrow>
              <mi>,</mi>
              <mi>l</mi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i>m</mi>
                <mo stretchy="false">⊕</mo>
                <mi>k</mi>
                <mo stretchy="false">⊕</mo>
                <mi>l</mi>
              </mrow>
            </mrow>
            <mo fence="true" stretchy="false">)</mo>
          </mrow>
          <mo stretchy="false">⊕</mo>
          <mi>k</mi>
          <mo stretchy="false">⊕</mo>
          <mi>l</mi>
        </mrow>
      </mrow>
    </mrow>
    <annotation encoding="StarMath 5.0">Dec_k( Enc_k(m) ) = Dec_k( m oplus k oplus l, l )=(m oplus k oplus l)oplus k oplus l</annotation>
  </semantics>
</math>
</file>

<file path=Object 56/content.xml><?xml version="1.0" encoding="utf-8"?>
<math xmlns="http://www.w3.org/1998/Math/MathML" display="block">
  <semantics>
    <mrow>
      <mrow>
        <mrow>
          <mo fence="true" stretchy="false">(</mo>
          <mrow>
            <mrow>
              <mi>m</mi>
              <mo stretchy="false">⊕</mo>
              <mi>k</mi>
              <mo stretchy="false">⊕</mo>
              <mi>l</mi>
            </mrow>
          </mrow>
          <mo fence="true" stretchy="false">)</mo>
        </mrow>
        <mo stretchy="false">⊕</mo>
        <mi>k</mi>
        <mo stretchy="false">⊕</mo>
        <mi>l</mi>
      </mrow>
      <mo stretchy="false">⇒</mo>
      <mrow>
        <mi>m</mi>
        <mo stretchy="false">⊕</mo>
        <mi>k</mi>
        <mo stretchy="false">⊕</mo>
        <mi>l</mi>
        <mo stretchy="false">⊕</mo>
        <mi>k</mi>
        <mo stretchy="false">⊕</mo>
        <mi>l</mi>
      </mrow>
    </mrow>
    <annotation encoding="StarMath 5.0">(m oplus k oplus l)oplus k oplus l drarrow m oplus k oplus l oplus k oplus l</annotation>
  </semantics>
</math>
</file>

<file path=Object 57/content.xml><?xml version="1.0" encoding="utf-8"?>
<math xmlns="http://www.w3.org/1998/Math/MathML" display="block">
  <semantics>
    <mrow>
      <mrow>
        <mi>m</mi>
        <mo stretchy="false">⊕</mo>
        <mi>k</mi>
        <mo stretchy="false">⊕</mo>
        <mi>l</mi>
        <mo stretchy="false">⊕</mo>
        <mi>k</mi>
        <mo stretchy="false">⊕</mo>
        <mi>l</mi>
      </mrow>
      <mo stretchy="false">⇒</mo>
      <mrow>
        <mi>m</mi>
        <mo stretchy="false">⊕</mo>
        <mi>k</mi>
        <mo stretchy="false">⊕</mo>
        <mi>k</mi>
        <mo stretchy="false">⊕</mo>
        <mi>l</mi>
        <mo stretchy="false">⊕</mo>
        <mi>l</mi>
      </mrow>
    </mrow>
    <annotation encoding="StarMath 5.0"> m oplus k oplus l oplus k oplus l drarrow  m oplus k oplus k oplus l oplus l </annotation>
  </semantics>
</math>
</file>

<file path=Object 58/content.xml><?xml version="1.0" encoding="utf-8"?>
<math xmlns="http://www.w3.org/1998/Math/MathML" display="block">
  <semantics>
    <mrow>
      <mrow>
        <mi>m</mi>
        <mo stretchy="false">⊕</mo>
        <mi>k</mi>
        <mo stretchy="false">⊕</mo>
        <mi>l</mi>
        <mo stretchy="false">⊕</mo>
        <mi>k</mi>
        <mo stretchy="false">⊕</mo>
        <mi>l</mi>
      </mrow>
      <mo stretchy="false">⇒</mo>
      <mrow>
        <mi>m</mi>
        <mo stretchy="false">⊕</mo>
        <mrow>
          <mo fence="true" stretchy="false">(</mo>
          <mrow>
            <mrow>
              <mi>k</mi>
              <mo stretchy="false">⊕</mo>
              <mi>k</mi>
            </mrow>
          </mrow>
          <mo fence="true" stretchy="false">)</mo>
        </mrow>
        <mo stretchy="false">⊕</mo>
        <mrow>
          <mo fence="true" stretchy="false">(</mo>
          <mrow>
            <mrow>
              <mi>l</mi>
              <mo stretchy="false">⊕</mo>
              <mi>l</mi>
            </mrow>
          </mrow>
          <mo fence="true" stretchy="false">)</mo>
        </mrow>
      </mrow>
    </mrow>
    <annotation encoding="StarMath 5.0"> m oplus k oplus l oplus k oplus l drarrow  m oplus (k oplus k )oplus (l oplus l )</annotation>
  </semantics>
</math>
</file>

<file path=Object 59/content.xml><?xml version="1.0" encoding="utf-8"?>
<math xmlns="http://www.w3.org/1998/Math/MathML" display="block">
  <semantics>
    <mrow>
      <mrow>
        <mi>m</mi>
        <mo stretchy="false">⊕</mo>
        <mrow>
          <mo fence="true" stretchy="false">(</mo>
          <mrow>
            <mrow>
              <mi>k</mi>
              <mo stretchy="false">⊕</mo>
              <mi>k</mi>
            </mrow>
          </mrow>
          <mo fence="true" stretchy="false">)</mo>
        </mrow>
        <mo stretchy="false">⊕</mo>
        <mrow>
          <mo fence="true" stretchy="false">(</mo>
          <mrow>
            <mrow>
              <mi>l</mi>
              <mo stretchy="false">⊕</mo>
              <mi>l</mi>
            </mrow>
          </mrow>
          <mo fence="true" stretchy="false">)</mo>
        </mrow>
      </mrow>
      <mo stretchy="false">⇒</mo>
      <mrow>
        <mi>m</mi>
        <mo stretchy="false">⊕</mo>
        <mn>0</mn>
        <mo stretchy="false">⊕</mo>
        <mn>0</mn>
      </mrow>
    </mrow>
    <annotation encoding="StarMath 5.0">  m oplus (k oplus k )oplus (l oplus l ) drarrow m oplus 0 oplus 0</annotation>
  </semantics>
</math>
</file>

<file path=Object 6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Pr</mi>
              <mrow>
                <mrow>
                  <mo fence="true" stretchy="false">[</mo>
                  <mrow>
                    <mrow>
                      <msup>
                        <mi>D</mi>
                        <mrow>
                          <msub>
                            <mi>F</mi>
                            <mi>k</mi>
                          </msub>
                          <mrow>
                            <mo fence="true" stretchy="false">(</mo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</mrow>
                            <mo fence="true" stretchy="false">)</mo>
                          </mrow>
                        </mrow>
                      </msup>
                      <mrow>
                        <mrow>
                          <mo fence="true" stretchy="false">(</mo>
                          <mrow>
                            <msup>
                              <mn>1</mn>
                              <mi>n</mi>
                            </msup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row>
                  <mo fence="true" stretchy="false">]</mo>
                </mrow>
                <mo stretchy="false">−</mo>
                <mi mathvariant="italic">Pr</mi>
              </mrow>
              <mrow>
                <mo fence="true" stretchy="false">[</mo>
                <mrow>
                  <mrow>
                    <msup>
                      <mi>D</mi>
                      <mrow>
                        <mi>f</mi>
                        <mrow>
                          <mo fence="true" stretchy="false">(</mo>
                          <mrow>
                            <mrow>
                              <mrow/>
                              <mo stretchy="false">⋅</mo>
                              <mrow/>
                            </mrow>
                          </mrow>
                          <mo fence="true" stretchy="false">)</mo>
                        </mrow>
                      </mrow>
                    </msup>
                    <mrow>
                      <mrow>
                        <mo fence="true" stretchy="false">(</mo>
                        <mrow>
                          <msup>
                            <mn>1</mn>
                            <mi>n</mi>
                          </msup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</mrow>
          </mrow>
          <mo fence="true" stretchy="true">|</mo>
        </mrow>
        <mo stretchy="false">≤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abs { Pr[D^{F_k({}cdot{})}(1^n)=1]-Pr[D^{f({}cdot{})}(1^n)=1] }&lt;=negl( n )</annotation>
  </semantics>
</math>
</file>

<file path=Object 60/content.xml><?xml version="1.0" encoding="utf-8"?>
<math xmlns="http://www.w3.org/1998/Math/MathML" display="block">
  <semantics>
    <mrow>
      <mrow>
        <mi>m</mi>
        <mo stretchy="false">⊕</mo>
        <mn>0</mn>
        <mo stretchy="false">⊕</mo>
        <mn>0</mn>
      </mrow>
      <mo stretchy="false">⇒</mo>
      <mi>m</mi>
    </mrow>
    <annotation encoding="StarMath 5.0"> m oplus 0 oplus 0 drarrow m</annotation>
  </semantics>
</math>
</file>

<file path=Object 61/content.xml><?xml version="1.0" encoding="utf-8"?>
<math xmlns="http://www.w3.org/1998/Math/MathML" display="block">
  <semantics>
    <mrow>
      <msub>
        <mi mathvariant="italic">Dec</mi>
        <mi>k</mi>
      </msub>
      <mrow>
        <mrow>
          <mo fence="true" stretchy="false">(</mo>
          <mrow>
            <mrow>
              <msub>
                <mi mathvariant="italic">Enc</mi>
                <mi>k</mi>
              </msub>
              <mrow>
                <mo fence="true" stretchy="false">(</mo>
                <mrow>
                  <mi>m</mi>
                </mrow>
                <mo fence="true" stretchy="false">)</mo>
              </mrow>
            </mrow>
          </mrow>
          <mo fence="true" stretchy="false">)</mo>
        </mrow>
        <mo stretchy="false">=</mo>
        <mi>m</mi>
      </mrow>
    </mrow>
    <annotation encoding="StarMath 5.0">Dec_k( Enc_k(m) ) = m</annotation>
  </semantics>
</math>
</file>

<file path=Object 62/content.xml><?xml version="1.0" encoding="utf-8"?>
<math xmlns="http://www.w3.org/1998/Math/MathML" display="block">
  <semantics>
    <mrow>
      <mi>m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m in lbrace 0,1 rbrace ^n</annotation>
  </semantics>
</math>
</file>

<file path=Object 63/content.xml><?xml version="1.0" encoding="utf-8"?>
<math xmlns="http://www.w3.org/1998/Math/MathML" display="block">
  <semantics>
    <mrow>
      <mrow>
        <mi>r</mi>
        <mo stretchy="false">=</mo>
        <mi>Z</mi>
      </mrow>
      <mtext>||</mtext>
      <mi>Y</mi>
    </mrow>
    <annotation encoding="StarMath 5.0">r = Z"||"Y</annotation>
  </semantics>
</math>
</file>

<file path=Object 64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D</mi>
              <mrow>
                <mrow>
                  <mo fence="true" stretchy="false">(</mo>
                  <mrow>
                    <mi>r</mi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=</mo>
        <mi mathvariant="italic">Pr</mi>
      </mrow>
      <mrow>
        <mrow>
          <mo fence="true" stretchy="false">[</mo>
          <mrow>
            <mrow>
              <mi>F</mi>
              <mrow>
                <mrow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⊕</mo>
                  <mi>Z</mi>
                </mrow>
                <mo stretchy="false">=</mo>
                <msup>
                  <mn>0</mn>
                  <mrow>
                    <mn>2</mn>
                    <mi>n</mi>
                  </mrow>
                </msup>
              </mrow>
            </mrow>
          </mrow>
          <mo fence="true" stretchy="false">]</mo>
        </mrow>
        <mo stretchy="false">=</mo>
        <mfrac>
          <mn>1</mn>
          <msup>
            <mn>2</mn>
            <mi>n</mi>
          </msup>
        </mfrac>
      </mrow>
    </mrow>
    <annotation encoding="StarMath 5.0">Pr[D(r) = 1] = Pr[ F(Y) oplus Z= 0^2n] = 1 over 2^n</annotation>
  </semantics>
</math>
</file>

<file path=Object 65/content.xml><?xml version="1.0" encoding="utf-8"?>
<math xmlns="http://www.w3.org/1998/Math/MathML" display="block">
  <semantics>
    <msup>
      <mrow>
        <mo fence="true" stretchy="false">{</mo>
        <mrow>
          <mn>0,1</mn>
        </mrow>
        <mo fence="true" stretchy="false">}</mo>
      </mrow>
      <mrow>
        <mn>2</mn>
        <mi>n</mi>
      </mrow>
    </msup>
    <annotation encoding="StarMath 5.0">lbrace 0,1 rbrace ^2n</annotation>
  </semantics>
</math>
</file>

<file path=Object 66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67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b>
                <mi mathvariant="italic">Priv</mi>
                <mi>k</mi>
              </msub>
              <mtable>
                <mtr>
                  <mtd>
                    <mi mathvariant="italic">mult</mi>
                  </mtd>
                </mtr>
                <mtr>
                  <mtd>
                    <mrow>
                      <mi>A</mi>
                      <mi>,</mi>
                      <mi mathvariant="normal">Π</mi>
                    </mrow>
                  </mtd>
                </mtr>
              </mtable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=</mo>
        <mi mathvariant="italic">Pr</mi>
      </mrow>
      <mrow>
        <mrow>
          <mo fence="true" stretchy="false">[</mo>
          <mrow>
            <mrow>
              <mi>b</mi>
              <mo stretchy="false">=</mo>
              <mn>0</mn>
            </mrow>
          </mrow>
          <mo fence="true" stretchy="false">]</mo>
        </mrow>
        <mo stretchy="false">⋅</mo>
        <mi mathvariant="italic">Pr</mi>
      </mrow>
      <mrow>
        <mrow>
          <mo fence="true" stretchy="false">[</mo>
          <mrow>
            <mrow>
              <mi mathvariant="normal">Σ</mi>
              <mrow>
                <mrow>
                  <mo fence="true" stretchy="false">(</mo>
                  <mrow>
                    <mrow>
                      <msub>
                        <mi>c</mi>
                        <mn>0</mn>
                      </msub>
                      <mo stretchy="false">⊕</mo>
                      <msub>
                        <mi>c</mi>
                        <mn>1</mn>
                      </msub>
                    </mrow>
                  </mrow>
                  <mo fence="true" stretchy="false">)</mo>
                </mrow>
                <mo stretchy="false">=</mo>
                <mn>2</mn>
              </mrow>
            </mrow>
          </mrow>
          <mo fence="true" stretchy="false">]</mo>
        </mrow>
        <mo stretchy="false">+</mo>
        <mi mathvariant="italic">Pr</mi>
      </mrow>
      <mrow>
        <mrow>
          <mo fence="true" stretchy="false">[</mo>
          <mrow>
            <mrow>
              <mi>b</mi>
              <mo stretchy="false">=</mo>
              <mn>1</mn>
            </mrow>
          </mrow>
          <mo fence="true" stretchy="false">]</mo>
        </mrow>
        <mo stretchy="false">⋅</mo>
        <mi mathvariant="italic">Pr</mi>
      </mrow>
      <mrow>
        <mo fence="true" stretchy="false">[</mo>
        <mrow>
          <mrow>
            <mi mathvariant="normal">Σ</mi>
            <mrow>
              <mrow>
                <mo fence="true" stretchy="false">(</mo>
                <mrow>
                  <mrow>
                    <msub>
                      <mi>c</mi>
                      <mn>0</mn>
                    </msub>
                    <mo stretchy="false">⊕</mo>
                    <msub>
                      <mi>c</mi>
                      <mn>1</mn>
                    </msub>
                  </mrow>
                </mrow>
                <mo fence="true" stretchy="false">)</mo>
              </mrow>
              <mo stretchy="false">≠</mo>
              <mn>2</mn>
            </mrow>
          </mrow>
        </mrow>
        <mo fence="true" stretchy="false">]</mo>
      </mrow>
    </mrow>
    <annotation encoding="StarMath 5.0">Pr[ Priv_k binom{mult}{A,%PI}  (n)=1] = Pr[ b=0 ]cdot Pr[ %SIGMA (c_0 oplus c_1) = 2 ] + Pr[ b=1 ]cdot Pr[ %SIGMA (c_0 oplus c_1) &lt;&gt; 2 ]</annotation>
  </semantics>
</math>
</file>

<file path=Object 68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sub>
                <mi>l</mi>
                <mn>0</mn>
              </msub>
              <mo stretchy="false">⊕</mo>
              <msub>
                <mi>l</mi>
                <mn>1</mn>
              </msub>
            </mrow>
          </mrow>
          <mo fence="true" stretchy="false">)</mo>
        </mrow>
        <mo stretchy="false">=</mo>
        <mn>2</mn>
      </mrow>
    </mrow>
    <annotation encoding="StarMath 5.0">%SIGMA (l_0 oplus l_1) = 2</annotation>
  </semantics>
</math>
</file>

<file path=Object 69/content.xml><?xml version="1.0" encoding="utf-8"?>
<math xmlns="http://www.w3.org/1998/Math/MathML" display="block">
  <semantics>
    <mrow>
      <mi mathvariant="italic">Pr</mi>
      <mrow>
        <mo fence="true" stretchy="false">[</mo>
        <mrow>
          <mrow>
            <mi mathvariant="normal">Σ</mi>
            <mrow>
              <mrow>
                <mo fence="true" stretchy="false">(</mo>
                <mrow>
                  <mrow>
                    <msub>
                      <mi>c</mi>
                      <mn>0</mn>
                    </msub>
                    <mo stretchy="false">⊕</mo>
                    <msub>
                      <mi>c</mi>
                      <mn>1</mn>
                    </msub>
                  </mrow>
                </mrow>
                <mo fence="true" stretchy="false">)</mo>
              </mrow>
              <mo stretchy="false">=</mo>
              <mn>2</mn>
            </mrow>
          </mrow>
        </mrow>
        <mo fence="true" stretchy="false">]</mo>
      </mrow>
    </mrow>
    <annotation encoding="StarMath 5.0">Pr[%SIGMA (c_0 oplus c_1) = 2]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i>s</mi>
        </mrow>
        <mo fence="true" stretchy="false">)</mo>
      </mrow>
      <mtext>||</mtext>
      <mrow>
        <mi>s</mi>
        <mo stretchy="false">=</mo>
        <mi>Z</mi>
      </mrow>
      <mtext>||</mtext>
      <mi>Y</mi>
    </mrow>
    <annotation encoding="StarMath 5.0">F( s ) "||" s = Z"||"Y</annotation>
  </semantics>
</math>
</file>

<file path=Object 70/content.xml><?xml version="1.0" encoding="utf-8"?>
<math xmlns="http://www.w3.org/1998/Math/MathML" display="block">
  <semantics>
    <mrow>
      <mi mathvariant="italic">Pr</mi>
      <mrow>
        <mo fence="true" stretchy="false">[</mo>
        <mrow>
          <mrow>
            <mi mathvariant="normal">Σ</mi>
            <mrow>
              <mrow>
                <mo fence="true" stretchy="false">(</mo>
                <mrow>
                  <mrow>
                    <msub>
                      <mi>c</mi>
                      <mn>0</mn>
                    </msub>
                    <mo stretchy="false">⊕</mo>
                    <msub>
                      <mi>c</mi>
                      <mn>1</mn>
                    </msub>
                  </mrow>
                </mrow>
                <mo fence="true" stretchy="false">)</mo>
              </mrow>
              <mo stretchy="false">≠</mo>
              <mn>2</mn>
            </mrow>
          </mrow>
        </mrow>
        <mo fence="true" stretchy="false">]</mo>
      </mrow>
    </mrow>
    <annotation encoding="StarMath 5.0">Pr[%SIGMA (c_0 oplus c_1) &lt;&gt; 2]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Y</mi>
          </mrow>
          <mo fence="true" stretchy="false">)</mo>
        </mrow>
        <mo stretchy="false">=</mo>
        <mi>Z</mi>
      </mrow>
    </mrow>
    <annotation encoding="StarMath 5.0">F( Y ) = Z</annotation>
  </semantics>
</math>
</file>

<file path=Object 9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Pr</mi>
              <mrow>
                <mrow>
                  <mo fence="true" stretchy="false">[</mo>
                  <mrow>
                    <mrow>
                      <mi>D</mi>
                      <mrow>
                        <mrow>
                          <mo fence="true" stretchy="fals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row>
                  <mo fence="true" stretchy="false">]</mo>
                </mrow>
                <mo stretchy="false">−</mo>
                <mi mathvariant="italic">Pr</mi>
              </mrow>
              <mrow>
                <mo fence="true" stretchy="false">[</mo>
                <mrow>
                  <mrow>
                    <mi>D</mi>
                    <mrow>
                      <mrow>
                        <mo fence="true" stretchy="false">(</mo>
                        <mrow>
                          <mi>r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]</mo>
              </mrow>
            </mrow>
          </mrow>
          <mo fence="true" stretchy="true">|</mo>
        </mrow>
        <mo stretchy="false">≤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abs { Pr[ D(G(s)) = 1 ] - Pr[D(r)=1]}  &lt;= negl( n )</annotation>
  </semantics>
</math>
</file>